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w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3" svg:font-family="Arial3"/>
    <style:font-face style:name="Arial1" svg:font-family="Arial1"/>
    <style:font-face style:name="Arial2" svg:font-family="Arial2"/>
    <style:font-face style:name="Arial Black" svg:font-family="&quot;Arial Black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/>
    </style:style>
    <style:style style:name="ce3" style:family="table-cell" style:parent-style-name="Default" style:data-style-name="N4">
      <style:text-properties style:font-name="Arial2" style:font-name-asian="Arial2" style:font-name-complex="Arial2" fo:font-size="10pt" style:font-size-asian="10pt" style:font-size-complex="10pt"/>
    </style:style>
    <style:style style:name="ce4" style:family="table-cell" style:parent-style-name="Default" style:data-style-name="N3">
      <style:text-properties style:font-name="Arial2" style:font-name-asian="Arial2" style:font-name-complex="Arial2" fo:font-size="10pt" style:font-size-asian="10pt" style:font-size-complex="10pt"/>
    </style:style>
    <style:style style:name="ce5" style:family="table-cell" style:parent-style-name="Default" style:data-style-name="N0">
      <style:text-properties fo:color="#000080" style:font-name="Arial2" style:font-name-asian="Arial2" style:font-name-complex="Arial2"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0">
      <style:text-properties fo:color="#000080" style:font-name="Arial Black" style:font-name-asian="Arial Black" style:font-name-complex="Arial Black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Excel_BuiltIn_Comma" style:data-style-name="N36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" style:family="table-cell" style:parent-style-name="Excel_BuiltIn_Comma" style:data-style-name="N36">
      <style:table-cell-properties fo:border-top="thin solid #000000" fo:border-bottom="none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Default" style:data-style-name="N37"/>
    <style:style style:name="ce17" style:family="table-cell" style:parent-style-name="Excel_BuiltIn_Comma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Excel_BuiltIn_Comma" style:data-style-name="N36">
      <style:table-cell-properties fo:border-top="none" fo:border-bottom="none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/>
      <style:text-properties style:font-name="Arial2" style:font-name-asian="Arial2" style:font-name-complex="Arial2" fo:font-size="10pt" style:font-size-asian="10pt" style:font-size-complex="10pt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1" style:family="table-cell" style:parent-style-name="Excel_BuiltIn_Comma" style:data-style-name="N36">
      <style:table-cell-properties fo:border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2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style:vertical-align="middle"/>
    </style:style>
    <style:style style:name="ce24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25" style:family="table-cell" style:parent-style-name="Excel_BuiltIn_Comma" style:data-style-name="N36">
      <style:table-cell-properties fo:border-top="none" fo:border-bottom="none" fo:border-left="thin solid #000000" fo:border-right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Excel_BuiltIn_Comma" style:data-style-name="N36">
      <style:table-cell-properties fo:border-top="none" fo:border-bottom="none" fo:border-left="thin solid #000000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Excel_BuiltIn_Comma" style:data-style-name="N36">
      <style:table-cell-properties fo:border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9.763125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2.51354166666667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2.91041666666667cm"/>
    </style:style>
    <style:style style:name="co8" style:family="table-column">
      <style:table-column-properties fo:break-before="page" style:column-width="2.75166666666667cm"/>
    </style:style>
    <style:style style:name="co9" style:family="table-column">
      <style:table-column-properties fo:break-before="auto" style:column-width="2.8575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2.98979166666667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27.75pt" style:use-optimal-row-height="false" fo:break-before="auto"/>
    </style:style>
    <style:style style:name="ro8" style:family="table-row">
      <style:table-row-properties style:row-height="20.85pt" style:use-optimal-row-height="false" fo:break-before="auto"/>
    </style:style>
    <style:style style:name="ro9" style:family="table-row">
      <style:table-row-properties style:row-height="13.35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4.8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OUTUBRO_2019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6" table:default-cell-style-name="ce1"/>
        <table:table-column table:style-name="co8" table:default-cell-style-name="ce1"/>
        <table:table-column table:style-name="co6" table:number-columns-repeated="4" table:default-cell-style-name="ce1"/>
        <table:table-column table:style-name="co9" table:default-cell-style-name="ce1"/>
        <table:table-column table:style-name="co6" table:number-columns-repeated="6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993" table:default-cell-style-name="ce1"/>
        <table:table-column table:style-name="co13" table:number-columns-repeated="15361" table:default-cell-style-name="ce1"/>
        <table:table-row table:style-name="ro1">
          <table:table-cell table:style-name="ce2">
            <draw:custom-shape svg:x="0.06614in" svg:y="0.07283in" svg:width="0.69606in" svg:height="0.77795in" draw:z-index="1" draw:id="id0" draw:style-name="a2" draw:name="AutoShape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2" draw:id="id1" draw:style-name="a3" draw:name="Picture 2" svg:x="0.0311in" svg:y="0in" svg:width="3.03937in" svg:height="0.71575in" style:rel-width="scale" style:rel-height="scale">
              <draw:image xlink:href="media/image1.wmf" xlink:type="simple" xlink:show="embed" xlink:actuate="onLoad"/>
              <svg:title/>
              <svg:desc/>
            </draw:frame>
          </table:table-cell>
          <table:table-cell table:style-name="ce3"/>
          <table:table-cell table:number-columns-repeated="16382" table:style-name="ce2"/>
        </table:table-row>
        <table:table-row table:style-name="ro1">
          <table:table-cell table:style-name="ce2"/>
          <table:table-cell table:style-name="ce4"/>
          <table:table-cell table:number-columns-repeated="16382" table:style-name="ce2"/>
        </table:table-row>
        <table:table-row table:style-name="ro2">
          <table:table-cell table:style-name="ce2"/>
          <table:table-cell table:style-name="ce4"/>
          <table:table-cell table:number-columns-repeated="16382" table:style-name="ce2"/>
        </table:table-row>
        <table:table-row table:number-rows-repeated="2" table:style-name="ro2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3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2">
          <table:table-cell table:style-name="ce2"/>
          <table:table-cell table:style-name="ce4"/>
          <table:table-cell table:number-columns-repeated="7" table:style-name="ce2"/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number-columns-spanned="29" table:number-rows-spanned="1" table:style-name="ce29">
            <text:p>ARRECADAÇÃO DAS RECEITAS FEDERAIS POR UNIDADE DA FEDERAÇÃO ( preços correntes )</text:p>
          </table:table-cell>
          <table:covered-table-cell table:number-columns-repeated="28"/>
          <table:table-cell table:number-columns-repeated="16355" table:style-name="ce2"/>
        </table:table-row>
        <table:table-row table:style-name="ro5">
          <table:table-cell office:value-type="string" table:number-columns-spanned="29" table:number-rows-spanned="1" table:style-name="ce30">
            <text:p>Período: Outubro - 2019</text:p>
          </table:table-cell>
          <table:covered-table-cell table:number-columns-repeated="28"/>
          <table:table-cell table:number-columns-repeated="16355" table:style-name="ce2"/>
        </table:table-row>
        <table:table-row table:style-name="ro6">
          <table:table-cell table:style-name="ce7"/>
          <table:table-cell table:number-columns-repeated="16383" table:style-name="ce1"/>
        </table:table-row>
        <table:table-row table:style-name="ro6">
          <table:table-cell office:value-type="string" table:style-name="ce8">
            <text:p>Em R$1,00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9">
            <text:p>RECEITAS</text:p>
          </table:table-cell>
          <table:table-cell office:value-type="string" table:style-name="ce10">
            <text:p>AC</text:p>
          </table:table-cell>
          <table:table-cell office:value-type="string" table:style-name="ce10">
            <text:p>AL</text:p>
          </table:table-cell>
          <table:table-cell office:value-type="string" table:style-name="ce10">
            <text:p>AM</text:p>
          </table:table-cell>
          <table:table-cell office:value-type="string" table:style-name="ce10">
            <text:p>AP</text:p>
          </table:table-cell>
          <table:table-cell office:value-type="string" table:style-name="ce10">
            <text:p>BA</text:p>
          </table:table-cell>
          <table:table-cell office:value-type="string" table:style-name="ce10">
            <text:p>CE</text:p>
          </table:table-cell>
          <table:table-cell office:value-type="string" table:style-name="ce10">
            <text:p>DF</text:p>
          </table:table-cell>
          <table:table-cell office:value-type="string" table:style-name="ce10">
            <text:p>ES</text:p>
          </table:table-cell>
          <table:table-cell office:value-type="string" table:style-name="ce10">
            <text:p>GO</text:p>
          </table:table-cell>
          <table:table-cell office:value-type="string" table:style-name="ce10">
            <text:p>MA</text:p>
          </table:table-cell>
          <table:table-cell office:value-type="string" table:style-name="ce10">
            <text:p>MG</text:p>
          </table:table-cell>
          <table:table-cell office:value-type="string" table:style-name="ce10">
            <text:p>MS</text:p>
          </table:table-cell>
          <table:table-cell office:value-type="string" table:style-name="ce10">
            <text:p>MT</text:p>
          </table:table-cell>
          <table:table-cell office:value-type="string" table:style-name="ce10">
            <text:p>PA</text:p>
          </table:table-cell>
          <table:table-cell office:value-type="string" table:style-name="ce10">
            <text:p>PB</text:p>
          </table:table-cell>
          <table:table-cell office:value-type="string" table:style-name="ce10">
            <text:p>PE</text:p>
          </table:table-cell>
          <table:table-cell office:value-type="string" table:style-name="ce10">
            <text:p>PI</text:p>
          </table:table-cell>
          <table:table-cell office:value-type="string" table:style-name="ce10">
            <text:p>PR</text:p>
          </table:table-cell>
          <table:table-cell office:value-type="string" table:style-name="ce10">
            <text:p>RJ</text:p>
          </table:table-cell>
          <table:table-cell office:value-type="string" table:style-name="ce10">
            <text:p>RN</text:p>
          </table:table-cell>
          <table:table-cell office:value-type="string" table:style-name="ce10">
            <text:p>RO</text:p>
          </table:table-cell>
          <table:table-cell office:value-type="string" table:style-name="ce10">
            <text:p>RR</text:p>
          </table:table-cell>
          <table:table-cell office:value-type="string" table:style-name="ce10">
            <text:p>RS</text:p>
          </table:table-cell>
          <table:table-cell office:value-type="string" table:style-name="ce10">
            <text:p>SC</text:p>
          </table:table-cell>
          <table:table-cell office:value-type="string" table:style-name="ce10">
            <text:p>SE</text:p>
          </table:table-cell>
          <table:table-cell office:value-type="string" table:style-name="ce10">
            <text:p>SP</text:p>
          </table:table-cell>
          <table:table-cell office:value-type="string" table:style-name="ce10">
            <text:p>TO</text:p>
          </table:table-cell>
          <table:table-cell office:value-type="string" table:style-name="ce11">
            <text:p>TOTAL</text:p>
          </table:table-cell>
          <table:table-cell table:number-columns-repeated="16355" table:style-name="ce12"/>
        </table:table-row>
        <table:table-row table:style-name="ro6">
          <table:table-cell office:value-type="string" table:style-name="ce13">
            <text:p>IMPOSTO SOBRE IMPORTAÇÃO</text:p>
          </table:table-cell>
          <table:table-cell office:value-type="float" office:value="2794.22" table:style-name="ce14">
            <text:p>2.794<text:s/></text:p>
          </table:table-cell>
          <table:table-cell office:value-type="float" office:value="4219645.3600000003" table:style-name="ce14">
            <text:p>4.219.645<text:s/></text:p>
          </table:table-cell>
          <table:table-cell office:value-type="float" office:value="82178301.959999993" table:style-name="ce14">
            <text:p>82.178.302<text:s/></text:p>
          </table:table-cell>
          <table:table-cell office:value-type="float" office:value="4086.25" table:style-name="ce14">
            <text:p>4.086<text:s/></text:p>
          </table:table-cell>
          <table:table-cell office:value-type="float" office:value="85321100.870000005" table:style-name="ce14">
            <text:p>85.321.101<text:s/></text:p>
          </table:table-cell>
          <table:table-cell office:value-type="float" office:value="52948196.920000002" table:style-name="ce14">
            <text:p>52.948.197<text:s/></text:p>
          </table:table-cell>
          <table:table-cell office:value-type="float" office:value="4665617.55" table:style-name="ce14">
            <text:p>4.665.618<text:s/></text:p>
          </table:table-cell>
          <table:table-cell office:value-type="float" office:value="197240801.05000001" table:style-name="ce14">
            <text:p>197.240.801<text:s/></text:p>
          </table:table-cell>
          <table:table-cell office:value-type="float" office:value="38955379.060000002" table:style-name="ce14">
            <text:p>38.955.379<text:s/></text:p>
          </table:table-cell>
          <table:table-cell office:value-type="float" office:value="18485051.91" table:style-name="ce14">
            <text:p>18.485.052<text:s/></text:p>
          </table:table-cell>
          <table:table-cell office:value-type="float" office:value="112046648.55" table:style-name="ce14">
            <text:p>112.046.649<text:s/></text:p>
          </table:table-cell>
          <table:table-cell office:value-type="float" office:value="354375.2" table:style-name="ce14">
            <text:p>354.375<text:s/></text:p>
          </table:table-cell>
          <table:table-cell office:value-type="float" office:value="1354395.96" table:style-name="ce14">
            <text:p>1.354.396<text:s/></text:p>
          </table:table-cell>
          <table:table-cell office:value-type="float" office:value="8318174.3600000003" table:style-name="ce14">
            <text:p>8.318.174<text:s/></text:p>
          </table:table-cell>
          <table:table-cell office:value-type="float" office:value="4680884.7300000004" table:style-name="ce14">
            <text:p>4.680.885<text:s/></text:p>
          </table:table-cell>
          <table:table-cell office:value-type="float" office:value="117194881.58" table:style-name="ce14">
            <text:p>117.194.882<text:s/></text:p>
          </table:table-cell>
          <table:table-cell office:value-type="float" office:value="4153.8100000000004" table:style-name="ce14">
            <text:p>4.154<text:s/></text:p>
          </table:table-cell>
          <table:table-cell office:value-type="float" office:value="329953102.19999999" table:style-name="ce14">
            <text:p>329.953.102<text:s/></text:p>
          </table:table-cell>
          <table:table-cell office:value-type="float" office:value="311939599.88999999" table:style-name="ce14">
            <text:p>311.939.600<text:s/></text:p>
          </table:table-cell>
          <table:table-cell office:value-type="float" office:value="3531354.75" table:style-name="ce14">
            <text:p>3.531.355<text:s/></text:p>
          </table:table-cell>
          <table:table-cell office:value-type="float" office:value="20030.55" table:style-name="ce14">
            <text:p>20.031<text:s/></text:p>
          </table:table-cell>
          <table:table-cell office:value-type="float" office:value="12519.72" table:style-name="ce14">
            <text:p>12.520<text:s/></text:p>
          </table:table-cell>
          <table:table-cell office:value-type="float" office:value="120755468.83" table:style-name="ce14">
            <text:p>120.755.469<text:s/></text:p>
          </table:table-cell>
          <table:table-cell office:value-type="float" office:value="767919107.25" table:style-name="ce14">
            <text:p>767.919.107<text:s/></text:p>
          </table:table-cell>
          <table:table-cell office:value-type="float" office:value="367981.33" table:style-name="ce14">
            <text:p>367.981<text:s/></text:p>
          </table:table-cell>
          <table:table-cell office:value-type="float" office:value="1981135140.5599999" table:style-name="ce14">
            <text:p>1.981.135.141<text:s/></text:p>
          </table:table-cell>
          <table:table-cell office:value-type="float" office:value="189.86" table:style-name="ce14">
            <text:p>190<text:s/></text:p>
          </table:table-cell>
          <table:table-cell office:value-type="float" office:value="4243608984.2800002" table:style-name="ce15">
            <text:p>4.243.608.98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EXPORTAÇÃO</text:p>
          </table:table-cell>
          <table:table-cell office:value-type="float" office:value="0" table:style-name="ce17">
            <text:p>-<text:s/></text:p>
          </table:table-cell>
          <table:table-cell office:value-type="float" office:value="2095.46" table:style-name="ce17">
            <text:p>2.095<text:s/></text:p>
          </table:table-cell>
          <table:table-cell office:value-type="float" office:value="-2.2400000000000002" table:style-name="ce17">
            <text:p>(2)</text:p>
          </table:table-cell>
          <table:table-cell office:value-type="float" office:value="0" table:style-name="ce17">
            <text:p>-<text:s/></text:p>
          </table:table-cell>
          <table:table-cell office:value-type="float" office:value="18.22" table:style-name="ce17">
            <text:p>18<text:s/></text:p>
          </table:table-cell>
          <table:table-cell office:value-type="float" office:value="2.86" table:style-name="ce17">
            <text:p>3<text:s/></text:p>
          </table:table-cell>
          <table:table-cell office:value-type="float" office:value="23.33" table:style-name="ce17">
            <text:p>23<text:s/></text:p>
          </table:table-cell>
          <table:table-cell office:value-type="float" office:value="-41" table:style-name="ce17">
            <text:p>(41)</text:p>
          </table:table-cell>
          <table:table-cell office:value-type="float" office:value="2463.9699999999998" table:style-name="ce17">
            <text:p>2.464<text:s/></text:p>
          </table:table-cell>
          <table:table-cell office:value-type="float" office:value="4436" table:style-name="ce17">
            <text:p>4.436<text:s/></text:p>
          </table:table-cell>
          <table:table-cell office:value-type="float" office:value="-804.31" table:style-name="ce17">
            <text:p>(804)</text:p>
          </table:table-cell>
          <table:table-cell office:value-type="float" office:value="890.3" table:style-name="ce17">
            <text:p>890<text:s/></text:p>
          </table:table-cell>
          <table:table-cell office:value-type="float" office:value="5479" table:style-name="ce17">
            <text:p>5.479<text:s/></text:p>
          </table:table-cell>
          <table:table-cell office:value-type="float" office:value="1402.13" table:style-name="ce17">
            <text:p>1.402<text:s/></text:p>
          </table:table-cell>
          <table:table-cell office:value-type="float" office:value="-730.48" table:style-name="ce17">
            <text:p>(730)</text:p>
          </table:table-cell>
          <table:table-cell office:value-type="float" office:value="5420.32" table:style-name="ce17">
            <text:p>5.420<text:s/></text:p>
          </table:table-cell>
          <table:table-cell office:value-type="float" office:value="49.24" table:style-name="ce17">
            <text:p>49<text:s/></text:p>
          </table:table-cell>
          <table:table-cell office:value-type="float" office:value="15998.59" table:style-name="ce17">
            <text:p>15.999<text:s/></text:p>
          </table:table-cell>
          <table:table-cell office:value-type="float" office:value="-433.73" table:style-name="ce17">
            <text:p>(434)</text:p>
          </table:table-cell>
          <table:table-cell office:value-type="float" office:value="-5.5" table:style-name="ce17">
            <text:p>(6)</text:p>
          </table:table-cell>
          <table:table-cell office:value-type="float" office:value="-20.34" table:style-name="ce17">
            <text:p>(20)</text:p>
          </table:table-cell>
          <table:table-cell office:value-type="float" office:value="0" table:style-name="ce17">
            <text:p>-<text:s/></text:p>
          </table:table-cell>
          <table:table-cell office:value-type="float" office:value="22876.41" table:style-name="ce17">
            <text:p>22.876<text:s/></text:p>
          </table:table-cell>
          <table:table-cell office:value-type="float" office:value="5035.99" table:style-name="ce17">
            <text:p>5.036<text:s/></text:p>
          </table:table-cell>
          <table:table-cell office:value-type="float" office:value="-1.47" table:style-name="ce17">
            <text:p>(1)</text:p>
          </table:table-cell>
          <table:table-cell office:value-type="float" office:value="-915595.88" table:style-name="ce17">
            <text:p>(915.596)</text:p>
          </table:table-cell>
          <table:table-cell office:value-type="float" office:value="92.22" table:style-name="ce17">
            <text:p>92<text:s/></text:p>
          </table:table-cell>
          <table:table-cell office:value-type="float" office:value="-851350.91" table:style-name="ce18">
            <text:p>(851.351)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PI - TOTAL</text:p>
          </table:table-cell>
          <table:table-cell office:value-type="float" office:value="375683.09" table:style-name="ce17">
            <text:p>375.683<text:s/></text:p>
          </table:table-cell>
          <table:table-cell office:value-type="float" office:value="6646517.3899999997" table:style-name="ce17">
            <text:p>6.646.517<text:s/></text:p>
          </table:table-cell>
          <table:table-cell office:value-type="float" office:value="11855653.640000001" table:style-name="ce17">
            <text:p>11.855.654<text:s/></text:p>
          </table:table-cell>
          <table:table-cell office:value-type="float" office:value="192181.54" table:style-name="ce17">
            <text:p>192.182<text:s/></text:p>
          </table:table-cell>
          <table:table-cell office:value-type="float" office:value="132706766.31" table:style-name="ce17">
            <text:p>132.706.766<text:s/></text:p>
          </table:table-cell>
          <table:table-cell office:value-type="float" office:value="46376446.289999999" table:style-name="ce17">
            <text:p>46.376.446<text:s/></text:p>
          </table:table-cell>
          <table:table-cell office:value-type="float" office:value="6577867.1499999994" table:style-name="ce17">
            <text:p>6.577.867<text:s/></text:p>
          </table:table-cell>
          <table:table-cell office:value-type="float" office:value="216799137.09" table:style-name="ce17">
            <text:p>216.799.137<text:s/></text:p>
          </table:table-cell>
          <table:table-cell office:value-type="float" office:value="48763555.579999998" table:style-name="ce17">
            <text:p>48.763.556<text:s/></text:p>
          </table:table-cell>
          <table:table-cell office:value-type="float" office:value="5748677.3799999999" table:style-name="ce17">
            <text:p>5.748.677<text:s/></text:p>
          </table:table-cell>
          <table:table-cell office:value-type="float" office:value="602289592.63" table:style-name="ce17">
            <text:p>602.289.593<text:s/></text:p>
          </table:table-cell>
          <table:table-cell office:value-type="float" office:value="7013258.1200000001" table:style-name="ce17">
            <text:p>7.013.258<text:s/></text:p>
          </table:table-cell>
          <table:table-cell office:value-type="float" office:value="13863081.449999999" table:style-name="ce17">
            <text:p>13.863.081<text:s/></text:p>
          </table:table-cell>
          <table:table-cell office:value-type="float" office:value="11759785.73" table:style-name="ce17">
            <text:p>11.759.786<text:s/></text:p>
          </table:table-cell>
          <table:table-cell office:value-type="float" office:value="7811215.4800000004" table:style-name="ce17">
            <text:p>7.811.215<text:s/></text:p>
          </table:table-cell>
          <table:table-cell office:value-type="float" office:value="129248867.22" table:style-name="ce17">
            <text:p>129.248.867<text:s/></text:p>
          </table:table-cell>
          <table:table-cell office:value-type="float" office:value="4493302.32" table:style-name="ce17">
            <text:p>4.493.302<text:s/></text:p>
          </table:table-cell>
          <table:table-cell office:value-type="float" office:value="331465622.47000003" table:style-name="ce17">
            <text:p>331.465.622<text:s/></text:p>
          </table:table-cell>
          <table:table-cell office:value-type="float" office:value="329532720.37" table:style-name="ce17">
            <text:p>329.532.720<text:s/></text:p>
          </table:table-cell>
          <table:table-cell office:value-type="float" office:value="4362904.53" table:style-name="ce17">
            <text:p>4.362.905<text:s/></text:p>
          </table:table-cell>
          <table:table-cell office:value-type="float" office:value="5763124.6900000004" table:style-name="ce17">
            <text:p>5.763.125<text:s/></text:p>
          </table:table-cell>
          <table:table-cell office:value-type="float" office:value="45104.69" table:style-name="ce17">
            <text:p>45.105<text:s/></text:p>
          </table:table-cell>
          <table:table-cell office:value-type="float" office:value="463330372.75999999" table:style-name="ce17">
            <text:p>463.330.373<text:s/></text:p>
          </table:table-cell>
          <table:table-cell office:value-type="float" office:value="541980790.10000002" table:style-name="ce17">
            <text:p>541.980.790<text:s/></text:p>
          </table:table-cell>
          <table:table-cell office:value-type="float" office:value="8113266.7199999997" table:style-name="ce17">
            <text:p>8.113.267<text:s/></text:p>
          </table:table-cell>
          <table:table-cell office:value-type="float" office:value="2119396063.3800001" table:style-name="ce17">
            <text:p>2.119.396.063<text:s/></text:p>
          </table:table-cell>
          <table:table-cell office:value-type="float" office:value="2706174.13" table:style-name="ce17">
            <text:p>2.706.174<text:s/></text:p>
          </table:table-cell>
          <table:table-cell office:value-type="float" office:value="5059217732.25" table:style-name="ce18">
            <text:p>5.059.217.73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FUMO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537.64" table:style-name="ce17">
            <text:p>2.53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68660.960000000006" table:style-name="ce17">
            <text:p>68.661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60728452.50999999" table:style-name="ce17">
            <text:p>360.728.45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60.11" table:style-name="ce17">
            <text:p>60<text:s/></text:p>
          </table:table-cell>
          <table:table-cell office:value-type="float" office:value="1114542.01" table:style-name="ce17">
            <text:p>1.114.542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20843969.58" table:style-name="ce17">
            <text:p>120.843.970<text:s/></text:p>
          </table:table-cell>
          <table:table-cell office:value-type="float" office:value="3279.22" table:style-name="ce17">
            <text:p>3.279<text:s/></text:p>
          </table:table-cell>
          <table:table-cell office:value-type="float" office:value="710827.62" table:style-name="ce17">
            <text:p>710.828<text:s/></text:p>
          </table:table-cell>
          <table:table-cell office:value-type="float" office:value="656010.11" table:style-name="ce17">
            <text:p>656.01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84128339.76000005" table:style-name="ce18">
            <text:p>484.128.34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BEBIDAS</text:p>
          </table:table-cell>
          <table:table-cell office:value-type="float" office:value="149384.84" table:style-name="ce17">
            <text:p>149.385<text:s/></text:p>
          </table:table-cell>
          <table:table-cell office:value-type="float" office:value="754568.3" table:style-name="ce17">
            <text:p>754.568<text:s/></text:p>
          </table:table-cell>
          <table:table-cell office:value-type="float" office:value="2902094.92" table:style-name="ce17">
            <text:p>2.902.09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7167151.989999998" table:style-name="ce17">
            <text:p>17.167.152<text:s/></text:p>
          </table:table-cell>
          <table:table-cell office:value-type="float" office:value="13390088.59" table:style-name="ce17">
            <text:p>13.390.089<text:s/></text:p>
          </table:table-cell>
          <table:table-cell office:value-type="float" office:value="2871080.49" table:style-name="ce17">
            <text:p>2.871.080<text:s/></text:p>
          </table:table-cell>
          <table:table-cell office:value-type="float" office:value="1114129.81" table:style-name="ce17">
            <text:p>1.114.130<text:s/></text:p>
          </table:table-cell>
          <table:table-cell office:value-type="float" office:value="11439828" table:style-name="ce17">
            <text:p>11.439.828<text:s/></text:p>
          </table:table-cell>
          <table:table-cell office:value-type="float" office:value="4105846.74" table:style-name="ce17">
            <text:p>4.105.847<text:s/></text:p>
          </table:table-cell>
          <table:table-cell office:value-type="float" office:value="45986041.950000003" table:style-name="ce17">
            <text:p>45.986.042<text:s/></text:p>
          </table:table-cell>
          <table:table-cell office:value-type="float" office:value="1435759" table:style-name="ce17">
            <text:p>1.435.759<text:s/></text:p>
          </table:table-cell>
          <table:table-cell office:value-type="float" office:value="8999961.3300000001" table:style-name="ce17">
            <text:p>8.999.961<text:s/></text:p>
          </table:table-cell>
          <table:table-cell office:value-type="float" office:value="1263022.28" table:style-name="ce17">
            <text:p>1.263.022<text:s/></text:p>
          </table:table-cell>
          <table:table-cell office:value-type="float" office:value="1596305.88" table:style-name="ce17">
            <text:p>1.596.306<text:s/></text:p>
          </table:table-cell>
          <table:table-cell office:value-type="float" office:value="39893240.170000002" table:style-name="ce17">
            <text:p>39.893.240<text:s/></text:p>
          </table:table-cell>
          <table:table-cell office:value-type="float" office:value="2364486.87" table:style-name="ce17">
            <text:p>2.364.487<text:s/></text:p>
          </table:table-cell>
          <table:table-cell office:value-type="float" office:value="6785751.2199999997" table:style-name="ce17">
            <text:p>6.785.751<text:s/></text:p>
          </table:table-cell>
          <table:table-cell office:value-type="float" office:value="23506420.960000001" table:style-name="ce17">
            <text:p>23.506.421<text:s/></text:p>
          </table:table-cell>
          <table:table-cell office:value-type="float" office:value="1022451.52" table:style-name="ce17">
            <text:p>1.022.452<text:s/></text:p>
          </table:table-cell>
          <table:table-cell office:value-type="float" office:value="56729.82" table:style-name="ce17">
            <text:p>56.73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6463555.73" table:style-name="ce17">
            <text:p>16.463.556<text:s/></text:p>
          </table:table-cell>
          <table:table-cell office:value-type="float" office:value="9009994.6300000008" table:style-name="ce17">
            <text:p>9.009.995<text:s/></text:p>
          </table:table-cell>
          <table:table-cell office:value-type="float" office:value="1184253.03" table:style-name="ce17">
            <text:p>1.184.253<text:s/></text:p>
          </table:table-cell>
          <table:table-cell office:value-type="float" office:value="73172994.659999996" table:style-name="ce17">
            <text:p>73.172.995<text:s/></text:p>
          </table:table-cell>
          <table:table-cell office:value-type="float" office:value="271806.5" table:style-name="ce17">
            <text:p>271.807<text:s/></text:p>
          </table:table-cell>
          <table:table-cell office:value-type="float" office:value="286906949.23000002" table:style-name="ce18">
            <text:p>286.906.94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AUTOMÓVEIS</text:p>
          </table:table-cell>
          <table:table-cell office:value-type="float" office:value="0" table:style-name="ce17">
            <text:p>-<text:s/></text:p>
          </table:table-cell>
          <table:table-cell office:value-type="float" office:value="6385.47" table:style-name="ce17">
            <text:p>6.385<text:s/></text:p>
          </table:table-cell>
          <table:table-cell office:value-type="float" office:value="115401.1" table:style-name="ce17">
            <text:p>115.401<text:s/></text:p>
          </table:table-cell>
          <table:table-cell office:value-type="float" office:value="9808.3700000000008" table:style-name="ce17">
            <text:p>9.808<text:s/></text:p>
          </table:table-cell>
          <table:table-cell office:value-type="float" office:value="4237.3" table:style-name="ce17">
            <text:p>4.237<text:s/></text:p>
          </table:table-cell>
          <table:table-cell office:value-type="float" office:value="3379.8" table:style-name="ce17">
            <text:p>3.38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7188173.6200000001" table:style-name="ce17">
            <text:p>7.188.174<text:s/></text:p>
          </table:table-cell>
          <table:table-cell office:value-type="float" office:value="2154658.5" table:style-name="ce17">
            <text:p>2.154.659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717.3599999999997" table:style-name="ce17">
            <text:p>4.717<text:s/></text:p>
          </table:table-cell>
          <table:table-cell office:value-type="float" office:value="18539.53" table:style-name="ce17">
            <text:p>18.54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0080.86" table:style-name="ce17">
            <text:p>20.081<text:s/></text:p>
          </table:table-cell>
          <table:table-cell office:value-type="float" office:value="21605.11" table:style-name="ce17">
            <text:p>21.605<text:s/></text:p>
          </table:table-cell>
          <table:table-cell office:value-type="float" office:value="6180984.4100000001" table:style-name="ce17">
            <text:p>6.180.984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8733054.2200000007" table:style-name="ce17">
            <text:p>8.733.054<text:s/></text:p>
          </table:table-cell>
          <table:table-cell office:value-type="float" office:value="55551106.93" table:style-name="ce17">
            <text:p>55.551.107<text:s/></text:p>
          </table:table-cell>
          <table:table-cell office:value-type="float" office:value="49418.73" table:style-name="ce17">
            <text:p>49.419<text:s/></text:p>
          </table:table-cell>
          <table:table-cell office:value-type="float" office:value="14232.11" table:style-name="ce17">
            <text:p>14.232<text:s/></text:p>
          </table:table-cell>
          <table:table-cell office:value-type="float" office:value="19309.599999999999" table:style-name="ce17">
            <text:p>19.310<text:s/></text:p>
          </table:table-cell>
          <table:table-cell office:value-type="float" office:value="34287.01" table:style-name="ce17">
            <text:p>34.287<text:s/></text:p>
          </table:table-cell>
          <table:table-cell office:value-type="float" office:value="22426753.510000002" table:style-name="ce17">
            <text:p>22.426.754<text:s/></text:p>
          </table:table-cell>
          <table:table-cell office:value-type="float" office:value="3749.26" table:style-name="ce17">
            <text:p>3.749<text:s/></text:p>
          </table:table-cell>
          <table:table-cell office:value-type="float" office:value="222804608.80000001" table:style-name="ce17">
            <text:p>222.804.609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25364491.60000002" table:style-name="ce18">
            <text:p>325.364.49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VINCULADO À IMPORTACAO</text:p>
          </table:table-cell>
          <table:table-cell office:value-type="float" office:value="202258.15" table:style-name="ce17">
            <text:p>202.258<text:s/></text:p>
          </table:table-cell>
          <table:table-cell office:value-type="float" office:value="969.48" table:style-name="ce17">
            <text:p>969<text:s/></text:p>
          </table:table-cell>
          <table:table-cell office:value-type="float" office:value="7499541.5300000003" table:style-name="ce17">
            <text:p>7.499.542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61975422.649999999" table:style-name="ce17">
            <text:p>61.975.423<text:s/></text:p>
          </table:table-cell>
          <table:table-cell office:value-type="float" office:value="21100271.93" table:style-name="ce17">
            <text:p>21.100.272<text:s/></text:p>
          </table:table-cell>
          <table:table-cell office:value-type="float" office:value="735861.6" table:style-name="ce17">
            <text:p>735.862<text:s/></text:p>
          </table:table-cell>
          <table:table-cell office:value-type="float" office:value="162598843.52000001" table:style-name="ce17">
            <text:p>162.598.844<text:s/></text:p>
          </table:table-cell>
          <table:table-cell office:value-type="float" office:value="7925479.6900000004" table:style-name="ce17">
            <text:p>7.925.480<text:s/></text:p>
          </table:table-cell>
          <table:table-cell office:value-type="float" office:value="631350.47" table:style-name="ce17">
            <text:p>631.350<text:s/></text:p>
          </table:table-cell>
          <table:table-cell office:value-type="float" office:value="54707362.57" table:style-name="ce17">
            <text:p>54.707.363<text:s/></text:p>
          </table:table-cell>
          <table:table-cell office:value-type="float" office:value="271889.96999999997" table:style-name="ce17">
            <text:p>271.890<text:s/></text:p>
          </table:table-cell>
          <table:table-cell office:value-type="float" office:value="864167.18" table:style-name="ce17">
            <text:p>864.167<text:s/></text:p>
          </table:table-cell>
          <table:table-cell office:value-type="float" office:value="3275192.23" table:style-name="ce17">
            <text:p>3.275.192<text:s/></text:p>
          </table:table-cell>
          <table:table-cell office:value-type="float" office:value="1949613.88" table:style-name="ce17">
            <text:p>1.949.614<text:s/></text:p>
          </table:table-cell>
          <table:table-cell office:value-type="float" office:value="47107479.369999997" table:style-name="ce17">
            <text:p>47.107.479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74733249.69999999" table:style-name="ce17">
            <text:p>174.733.250<text:s/></text:p>
          </table:table-cell>
          <table:table-cell office:value-type="float" office:value="126866306.94" table:style-name="ce17">
            <text:p>126.866.307<text:s/></text:p>
          </table:table-cell>
          <table:table-cell office:value-type="float" office:value="539444.47999999998" table:style-name="ce17">
            <text:p>539.444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53465229.52000001" table:style-name="ce17">
            <text:p>153.465.230<text:s/></text:p>
          </table:table-cell>
          <table:table-cell office:value-type="float" office:value="326082401.18000001" table:style-name="ce17">
            <text:p>326.082.401<text:s/></text:p>
          </table:table-cell>
          <table:table-cell office:value-type="float" office:value="276807.3" table:style-name="ce17">
            <text:p>276.807<text:s/></text:p>
          </table:table-cell>
          <table:table-cell office:value-type="float" office:value="732882469.00999999" table:style-name="ce17">
            <text:p>732.882.469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885691612.3500001" table:style-name="ce18">
            <text:p>1.885.691.61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9">
            <text:p><text:s text:c="2"/>IPI - OUTROS</text:p>
          </table:table-cell>
          <table:table-cell office:value-type="float" office:value="24040.100000000002" table:style-name="ce17">
            <text:p>24.040<text:s/></text:p>
          </table:table-cell>
          <table:table-cell office:value-type="float" office:value="5884594.1399999997" table:style-name="ce17">
            <text:p>5.884.594<text:s/></text:p>
          </table:table-cell>
          <table:table-cell office:value-type="float" office:value="1338616.0900000001" table:style-name="ce17">
            <text:p>1.338.616<text:s/></text:p>
          </table:table-cell>
          <table:table-cell office:value-type="float" office:value="182373.17" table:style-name="ce17">
            <text:p>182.373<text:s/></text:p>
          </table:table-cell>
          <table:table-cell office:value-type="float" office:value="53557416.729999997" table:style-name="ce17">
            <text:p>53.557.417<text:s/></text:p>
          </table:table-cell>
          <table:table-cell office:value-type="float" office:value="11882705.970000001" table:style-name="ce17">
            <text:p>11.882.706<text:s/></text:p>
          </table:table-cell>
          <table:table-cell office:value-type="float" office:value="2970925.06" table:style-name="ce17">
            <text:p>2.970.925<text:s/></text:p>
          </table:table-cell>
          <table:table-cell office:value-type="float" office:value="45897990.140000001" table:style-name="ce17">
            <text:p>45.897.990<text:s/></text:p>
          </table:table-cell>
          <table:table-cell office:value-type="float" office:value="27174928.429999996" table:style-name="ce17">
            <text:p>27.174.928<text:s/></text:p>
          </table:table-cell>
          <table:table-cell office:value-type="float" office:value="1011480.17" table:style-name="ce17">
            <text:p>1.011.480<text:s/></text:p>
          </table:table-cell>
          <table:table-cell office:value-type="float" office:value="140863018.23999998" table:style-name="ce17">
            <text:p>140.863.018<text:s/></text:p>
          </table:table-cell>
          <table:table-cell office:value-type="float" office:value="5287069.62" table:style-name="ce17">
            <text:p>5.287.070<text:s/></text:p>
          </table:table-cell>
          <table:table-cell office:value-type="float" office:value="3998952.94" table:style-name="ce17">
            <text:p>3.998.953<text:s/></text:p>
          </table:table-cell>
          <table:table-cell office:value-type="float" office:value="7201490.3600000003" table:style-name="ce17">
            <text:p>7.201.490<text:s/></text:p>
          </table:table-cell>
          <table:table-cell office:value-type="float" office:value="4243690.6100000003" table:style-name="ce17">
            <text:p>4.243.691<text:s/></text:p>
          </table:table-cell>
          <table:table-cell office:value-type="float" office:value="36067163.270000003" table:style-name="ce17">
            <text:p>36.067.163<text:s/></text:p>
          </table:table-cell>
          <table:table-cell office:value-type="float" office:value="2128815.4499999997" table:style-name="ce17">
            <text:p>2.128.815<text:s/></text:p>
          </table:table-cell>
          <table:table-cell office:value-type="float" office:value="141213507.22" table:style-name="ce17">
            <text:p>141.213.507<text:s/></text:p>
          </table:table-cell>
          <table:table-cell office:value-type="float" office:value="122494343.52999999" table:style-name="ce17">
            <text:p>122.494.344<text:s/></text:p>
          </table:table-cell>
          <table:table-cell office:value-type="float" office:value="2751589.8000000003" table:style-name="ce17">
            <text:p>2.751.590<text:s/></text:p>
          </table:table-cell>
          <table:table-cell office:value-type="float" office:value="5692162.7600000007" table:style-name="ce17">
            <text:p>5.692.163<text:s/></text:p>
          </table:table-cell>
          <table:table-cell office:value-type="float" office:value="25795.09" table:style-name="ce17">
            <text:p>25.795<text:s/></text:p>
          </table:table-cell>
          <table:table-cell office:value-type="float" office:value="172523330.91999999" table:style-name="ce17">
            <text:p>172.523.331<text:s/></text:p>
          </table:table-cell>
          <table:table-cell office:value-type="float" office:value="184458361.56" table:style-name="ce17">
            <text:p>184.458.362<text:s/></text:p>
          </table:table-cell>
          <table:table-cell office:value-type="float" office:value="5937629.5100000007" table:style-name="ce17">
            <text:p>5.937.630<text:s/></text:p>
          </table:table-cell>
          <table:table-cell office:value-type="float" office:value="1089879980.8" table:style-name="ce17">
            <text:p>1.089.879.981<text:s/></text:p>
          </table:table-cell>
          <table:table-cell office:value-type="float" office:value="2434367.63" table:style-name="ce17">
            <text:p>2.434.368<text:s/></text:p>
          </table:table-cell>
          <table:table-cell office:value-type="float" office:value="2077126339.3099999" table:style-name="ce18">
            <text:p>2.077.126.33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A RENDA - TOTAL</text:p>
          </table:table-cell>
          <table:table-cell office:value-type="float" office:value="25932292.059999999" table:style-name="ce17">
            <text:p>25.932.292<text:s/></text:p>
          </table:table-cell>
          <table:table-cell office:value-type="float" office:value="94426923.049999997" table:style-name="ce17">
            <text:p>94.426.923<text:s/></text:p>
          </table:table-cell>
          <table:table-cell office:value-type="float" office:value="391491461" table:style-name="ce17">
            <text:p>391.491.461<text:s/></text:p>
          </table:table-cell>
          <table:table-cell office:value-type="float" office:value="27220396.640000001" table:style-name="ce17">
            <text:p>27.220.397<text:s/></text:p>
          </table:table-cell>
          <table:table-cell office:value-type="float" office:value="613890968.07000005" table:style-name="ce17">
            <text:p>613.890.968<text:s/></text:p>
          </table:table-cell>
          <table:table-cell office:value-type="float" office:value="499657942.92000002" table:style-name="ce17">
            <text:p>499.657.943<text:s/></text:p>
          </table:table-cell>
          <table:table-cell office:value-type="float" office:value="4574649812.4000006" table:style-name="ce17">
            <text:p>4.574.649.812<text:s/></text:p>
          </table:table-cell>
          <table:table-cell office:value-type="float" office:value="419995393.60000002" table:style-name="ce17">
            <text:p>419.995.394<text:s/></text:p>
          </table:table-cell>
          <table:table-cell office:value-type="float" office:value="494562037.51999998" table:style-name="ce17">
            <text:p>494.562.038<text:s/></text:p>
          </table:table-cell>
          <table:table-cell office:value-type="float" office:value="143995455.81" table:style-name="ce17">
            <text:p>143.995.456<text:s/></text:p>
          </table:table-cell>
          <table:table-cell office:value-type="float" office:value="2036715648.3199999" table:style-name="ce17">
            <text:p>2.036.715.648<text:s/></text:p>
          </table:table-cell>
          <table:table-cell office:value-type="float" office:value="213168916.53999999" table:style-name="ce17">
            <text:p>213.168.917<text:s/></text:p>
          </table:table-cell>
          <table:table-cell office:value-type="float" office:value="303032040.23000002" table:style-name="ce17">
            <text:p>303.032.040<text:s/></text:p>
          </table:table-cell>
          <table:table-cell office:value-type="float" office:value="277510411.33999997" table:style-name="ce17">
            <text:p>277.510.411<text:s/></text:p>
          </table:table-cell>
          <table:table-cell office:value-type="float" office:value="149235573.25" table:style-name="ce17">
            <text:p>149.235.573<text:s/></text:p>
          </table:table-cell>
          <table:table-cell office:value-type="float" office:value="515323890.44" table:style-name="ce17">
            <text:p>515.323.890<text:s/></text:p>
          </table:table-cell>
          <table:table-cell office:value-type="float" office:value="106773779.94" table:style-name="ce17">
            <text:p>106.773.780<text:s/></text:p>
          </table:table-cell>
          <table:table-cell office:value-type="float" office:value="1531797145.99" table:style-name="ce17">
            <text:p>1.531.797.146<text:s/></text:p>
          </table:table-cell>
          <table:table-cell office:value-type="float" office:value="5290524947.1000004" table:style-name="ce17">
            <text:p>5.290.524.947<text:s/></text:p>
          </table:table-cell>
          <table:table-cell office:value-type="float" office:value="162983940.13999999" table:style-name="ce17">
            <text:p>162.983.940<text:s/></text:p>
          </table:table-cell>
          <table:table-cell office:value-type="float" office:value="71854854.159999996" table:style-name="ce17">
            <text:p>71.854.854<text:s/></text:p>
          </table:table-cell>
          <table:table-cell office:value-type="float" office:value="23493869.809999999" table:style-name="ce17">
            <text:p>23.493.870<text:s/></text:p>
          </table:table-cell>
          <table:table-cell office:value-type="float" office:value="1827676798.1300001" table:style-name="ce17">
            <text:p>1.827.676.798<text:s/></text:p>
          </table:table-cell>
          <table:table-cell office:value-type="float" office:value="1109953299.73" table:style-name="ce17">
            <text:p>1.109.953.300<text:s/></text:p>
          </table:table-cell>
          <table:table-cell office:value-type="float" office:value="93631912.310000002" table:style-name="ce17">
            <text:p>93.631.912<text:s/></text:p>
          </table:table-cell>
          <table:table-cell office:value-type="float" office:value="15893857479.700001" table:style-name="ce17">
            <text:p>15.893.857.480<text:s/></text:p>
          </table:table-cell>
          <table:table-cell office:value-type="float" office:value="54960364.630000003" table:style-name="ce17">
            <text:p>54.960.365<text:s/></text:p>
          </table:table-cell>
          <table:table-cell office:value-type="float" office:value="36948317554.830009" table:style-name="ce18">
            <text:p>36.948.317.55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F</text:p>
          </table:table-cell>
          <table:table-cell office:value-type="float" office:value="5789541.2699999996" table:style-name="ce17">
            <text:p>5.789.541<text:s/></text:p>
          </table:table-cell>
          <table:table-cell office:value-type="float" office:value="18556704.690000001" table:style-name="ce17">
            <text:p>18.556.705<text:s/></text:p>
          </table:table-cell>
          <table:table-cell office:value-type="float" office:value="21775605.809999999" table:style-name="ce17">
            <text:p>21.775.606<text:s/></text:p>
          </table:table-cell>
          <table:table-cell office:value-type="float" office:value="4567405.7" table:style-name="ce17">
            <text:p>4.567.406<text:s/></text:p>
          </table:table-cell>
          <table:table-cell office:value-type="float" office:value="79013914.590000004" table:style-name="ce17">
            <text:p>79.013.915<text:s/></text:p>
          </table:table-cell>
          <table:table-cell office:value-type="float" office:value="40251332.68" table:style-name="ce17">
            <text:p>40.251.333<text:s/></text:p>
          </table:table-cell>
          <table:table-cell office:value-type="float" office:value="68843300.590000004" table:style-name="ce17">
            <text:p>68.843.301<text:s/></text:p>
          </table:table-cell>
          <table:table-cell office:value-type="float" office:value="59263313.119999997" table:style-name="ce17">
            <text:p>59.263.313<text:s/></text:p>
          </table:table-cell>
          <table:table-cell office:value-type="float" office:value="68401709.689999998" table:style-name="ce17">
            <text:p>68.401.710<text:s/></text:p>
          </table:table-cell>
          <table:table-cell office:value-type="float" office:value="30627747.489999998" table:style-name="ce17">
            <text:p>30.627.747<text:s/></text:p>
          </table:table-cell>
          <table:table-cell office:value-type="float" office:value="296391780.16000003" table:style-name="ce17">
            <text:p>296.391.780<text:s/></text:p>
          </table:table-cell>
          <table:table-cell office:value-type="float" office:value="37437630.259999998" table:style-name="ce17">
            <text:p>37.437.630<text:s/></text:p>
          </table:table-cell>
          <table:table-cell office:value-type="float" office:value="36096144.890000001" table:style-name="ce17">
            <text:p>36.096.145<text:s/></text:p>
          </table:table-cell>
          <table:table-cell office:value-type="float" office:value="33242508.289999999" table:style-name="ce17">
            <text:p>33.242.508<text:s/></text:p>
          </table:table-cell>
          <table:table-cell office:value-type="float" office:value="26332588.550000001" table:style-name="ce17">
            <text:p>26.332.589<text:s/></text:p>
          </table:table-cell>
          <table:table-cell office:value-type="float" office:value="60522720.609999999" table:style-name="ce17">
            <text:p>60.522.721<text:s/></text:p>
          </table:table-cell>
          <table:table-cell office:value-type="float" office:value="18945366.140000001" table:style-name="ce17">
            <text:p>18.945.366<text:s/></text:p>
          </table:table-cell>
          <table:table-cell office:value-type="float" office:value="180273669.44999999" table:style-name="ce17">
            <text:p>180.273.669<text:s/></text:p>
          </table:table-cell>
          <table:table-cell office:value-type="float" office:value="352784087.39999998" table:style-name="ce17">
            <text:p>352.784.087<text:s/></text:p>
          </table:table-cell>
          <table:table-cell office:value-type="float" office:value="24966399.510000002" table:style-name="ce17">
            <text:p>24.966.400<text:s/></text:p>
          </table:table-cell>
          <table:table-cell office:value-type="float" office:value="12186644.48" table:style-name="ce17">
            <text:p>12.186.644<text:s/></text:p>
          </table:table-cell>
          <table:table-cell office:value-type="float" office:value="4088190.22" table:style-name="ce17">
            <text:p>4.088.190<text:s/></text:p>
          </table:table-cell>
          <table:table-cell office:value-type="float" office:value="232065258.66999999" table:style-name="ce17">
            <text:p>232.065.259<text:s/></text:p>
          </table:table-cell>
          <table:table-cell office:value-type="float" office:value="91657479.269999996" table:style-name="ce17">
            <text:p>91.657.479<text:s/></text:p>
          </table:table-cell>
          <table:table-cell office:value-type="float" office:value="19049311.5" table:style-name="ce17">
            <text:p>19.049.312<text:s/></text:p>
          </table:table-cell>
          <table:table-cell office:value-type="float" office:value="1074978499.95" table:style-name="ce17">
            <text:p>1.074.978.500<text:s/></text:p>
          </table:table-cell>
          <table:table-cell office:value-type="float" office:value="8167814.9500000002" table:style-name="ce17">
            <text:p>8.167.815<text:s/></text:p>
          </table:table-cell>
          <table:table-cell office:value-type="float" office:value="2906276669.9299994" table:style-name="ce18">
            <text:p>2.906.276.67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J</text:p>
          </table:table-cell>
          <table:table-cell office:value-type="float" office:value="10531584.26" table:style-name="ce17">
            <text:p>10.531.584<text:s/></text:p>
          </table:table-cell>
          <table:table-cell office:value-type="float" office:value="39624214.799999997" table:style-name="ce17">
            <text:p>39.624.215<text:s/></text:p>
          </table:table-cell>
          <table:table-cell office:value-type="float" office:value="266996739.69999999" table:style-name="ce17">
            <text:p>266.996.740<text:s/></text:p>
          </table:table-cell>
          <table:table-cell office:value-type="float" office:value="16937497.41" table:style-name="ce17">
            <text:p>16.937.497<text:s/></text:p>
          </table:table-cell>
          <table:table-cell office:value-type="float" office:value="334632589.83999997" table:style-name="ce17">
            <text:p>334.632.590<text:s/></text:p>
          </table:table-cell>
          <table:table-cell office:value-type="float" office:value="291393561.19999999" table:style-name="ce17">
            <text:p>291.393.561<text:s/></text:p>
          </table:table-cell>
          <table:table-cell office:value-type="float" office:value="633421719.45000005" table:style-name="ce17">
            <text:p>633.421.719<text:s/></text:p>
          </table:table-cell>
          <table:table-cell office:value-type="float" office:value="229516641.34999999" table:style-name="ce17">
            <text:p>229.516.641<text:s/></text:p>
          </table:table-cell>
          <table:table-cell office:value-type="float" office:value="283597973.12" table:style-name="ce17">
            <text:p>283.597.973<text:s/></text:p>
          </table:table-cell>
          <table:table-cell office:value-type="float" office:value="72315199.150000006" table:style-name="ce17">
            <text:p>72.315.199<text:s/></text:p>
          </table:table-cell>
          <table:table-cell office:value-type="float" office:value="1154737948.3199999" table:style-name="ce17">
            <text:p>1.154.737.948<text:s/></text:p>
          </table:table-cell>
          <table:table-cell office:value-type="float" office:value="118027552.41" table:style-name="ce17">
            <text:p>118.027.552<text:s/></text:p>
          </table:table-cell>
          <table:table-cell office:value-type="float" office:value="183401728.09" table:style-name="ce17">
            <text:p>183.401.728<text:s/></text:p>
          </table:table-cell>
          <table:table-cell office:value-type="float" office:value="152868948.09999999" table:style-name="ce17">
            <text:p>152.868.948<text:s/></text:p>
          </table:table-cell>
          <table:table-cell office:value-type="float" office:value="63176482.899999999" table:style-name="ce17">
            <text:p>63.176.483<text:s/></text:p>
          </table:table-cell>
          <table:table-cell office:value-type="float" office:value="286155715.83999997" table:style-name="ce17">
            <text:p>286.155.716<text:s/></text:p>
          </table:table-cell>
          <table:table-cell office:value-type="float" office:value="57241919.369999997" table:style-name="ce17">
            <text:p>57.241.919<text:s/></text:p>
          </table:table-cell>
          <table:table-cell office:value-type="float" office:value="930512294.64999998" table:style-name="ce17">
            <text:p>930.512.295<text:s/></text:p>
          </table:table-cell>
          <table:table-cell office:value-type="float" office:value="2623342395.4499998" table:style-name="ce17">
            <text:p>2.623.342.395<text:s/></text:p>
          </table:table-cell>
          <table:table-cell office:value-type="float" office:value="86407331.780000001" table:style-name="ce17">
            <text:p>86.407.332<text:s/></text:p>
          </table:table-cell>
          <table:table-cell office:value-type="float" office:value="36999247.829999998" table:style-name="ce17">
            <text:p>36.999.248<text:s/></text:p>
          </table:table-cell>
          <table:table-cell office:value-type="float" office:value="11667411.130000001" table:style-name="ce17">
            <text:p>11.667.411<text:s/></text:p>
          </table:table-cell>
          <table:table-cell office:value-type="float" office:value="1009828246.09" table:style-name="ce17">
            <text:p>1.009.828.246<text:s/></text:p>
          </table:table-cell>
          <table:table-cell office:value-type="float" office:value="729251291.82000005" table:style-name="ce17">
            <text:p>729.251.292<text:s/></text:p>
          </table:table-cell>
          <table:table-cell office:value-type="float" office:value="39357335.280000001" table:style-name="ce17">
            <text:p>39.357.335<text:s/></text:p>
          </table:table-cell>
          <table:table-cell office:value-type="float" office:value="7473274938.8000002" table:style-name="ce17">
            <text:p>7.473.274.939<text:s/></text:p>
          </table:table-cell>
          <table:table-cell office:value-type="float" office:value="32475310.170000002" table:style-name="ce17">
            <text:p>32.475.310<text:s/></text:p>
          </table:table-cell>
          <table:table-cell office:value-type="float" office:value="17167693818.309999" table:style-name="ce18">
            <text:p>17.167.693.81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ENTIDADES FINANCEIRAS</text:p>
          </table:table-cell>
          <table:table-cell office:value-type="float" office:value="1515" table:style-name="ce17">
            <text:p>1.515<text:s/></text:p>
          </table:table-cell>
          <table:table-cell office:value-type="float" office:value="12253.99" table:style-name="ce17">
            <text:p>12.254<text:s/></text:p>
          </table:table-cell>
          <table:table-cell office:value-type="float" office:value="264342.09999999998" table:style-name="ce17">
            <text:p>264.342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337939.1100000001" table:style-name="ce17">
            <text:p>1.337.939<text:s/></text:p>
          </table:table-cell>
          <table:table-cell office:value-type="float" office:value="21101608.539999999" table:style-name="ce17">
            <text:p>21.101.609<text:s/></text:p>
          </table:table-cell>
          <table:table-cell office:value-type="float" office:value="81297011.450000003" table:style-name="ce17">
            <text:p>81.297.011<text:s/></text:p>
          </table:table-cell>
          <table:table-cell office:value-type="float" office:value="5001388" table:style-name="ce17">
            <text:p>5.001.388<text:s/></text:p>
          </table:table-cell>
          <table:table-cell office:value-type="float" office:value="955372.11" table:style-name="ce17">
            <text:p>955.372<text:s/></text:p>
          </table:table-cell>
          <table:table-cell office:value-type="float" office:value="25787.52" table:style-name="ce17">
            <text:p>25.788<text:s/></text:p>
          </table:table-cell>
          <table:table-cell office:value-type="float" office:value="30177206.41" table:style-name="ce17">
            <text:p>30.177.206<text:s/></text:p>
          </table:table-cell>
          <table:table-cell office:value-type="float" office:value="254804.71" table:style-name="ce17">
            <text:p>254.805<text:s/></text:p>
          </table:table-cell>
          <table:table-cell office:value-type="float" office:value="1169249.03" table:style-name="ce17">
            <text:p>1.169.249<text:s/></text:p>
          </table:table-cell>
          <table:table-cell office:value-type="float" office:value="17981953.43" table:style-name="ce17">
            <text:p>17.981.953<text:s/></text:p>
          </table:table-cell>
          <table:table-cell office:value-type="float" office:value="26225.11" table:style-name="ce17">
            <text:p>26.225<text:s/></text:p>
          </table:table-cell>
          <table:table-cell office:value-type="float" office:value="8011621.8499999996" table:style-name="ce17">
            <text:p>8.011.622<text:s/></text:p>
          </table:table-cell>
          <table:table-cell office:value-type="float" office:value="10780.21" table:style-name="ce17">
            <text:p>10.780<text:s/></text:p>
          </table:table-cell>
          <table:table-cell office:value-type="float" office:value="20218051.210000001" table:style-name="ce17">
            <text:p>20.218.051<text:s/></text:p>
          </table:table-cell>
          <table:table-cell office:value-type="float" office:value="129871090.39" table:style-name="ce17">
            <text:p>129.871.090<text:s/></text:p>
          </table:table-cell>
          <table:table-cell office:value-type="float" office:value="302212.78999999998" table:style-name="ce17">
            <text:p>302.213<text:s/></text:p>
          </table:table-cell>
          <table:table-cell office:value-type="float" office:value="303050.26" table:style-name="ce17">
            <text:p>303.050<text:s/></text:p>
          </table:table-cell>
          <table:table-cell office:value-type="float" office:value="1019.91" table:style-name="ce17">
            <text:p>1.020<text:s/></text:p>
          </table:table-cell>
          <table:table-cell office:value-type="float" office:value="29974194.82" table:style-name="ce17">
            <text:p>29.974.195<text:s/></text:p>
          </table:table-cell>
          <table:table-cell office:value-type="float" office:value="1978071.88" table:style-name="ce17">
            <text:p>1.978.072<text:s/></text:p>
          </table:table-cell>
          <table:table-cell office:value-type="float" office:value="531362.72" table:style-name="ce17">
            <text:p>531.363<text:s/></text:p>
          </table:table-cell>
          <table:table-cell office:value-type="float" office:value="821043990.55999994" table:style-name="ce17">
            <text:p>821.043.991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171852103.1100001" table:style-name="ce18">
            <text:p>1.171.852.10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DEMAIS EMPRESAS</text:p>
          </table:table-cell>
          <table:table-cell office:value-type="float" office:value="10530069.26" table:style-name="ce17">
            <text:p>10.530.069<text:s/></text:p>
          </table:table-cell>
          <table:table-cell office:value-type="float" office:value="39611960.810000002" table:style-name="ce17">
            <text:p>39.611.961<text:s/></text:p>
          </table:table-cell>
          <table:table-cell office:value-type="float" office:value="266732397.59999999" table:style-name="ce17">
            <text:p>266.732.398<text:s/></text:p>
          </table:table-cell>
          <table:table-cell office:value-type="float" office:value="16937497.41" table:style-name="ce17">
            <text:p>16.937.497<text:s/></text:p>
          </table:table-cell>
          <table:table-cell office:value-type="float" office:value="333294650.73000002" table:style-name="ce17">
            <text:p>333.294.651<text:s/></text:p>
          </table:table-cell>
          <table:table-cell office:value-type="float" office:value="270291952.66000003" table:style-name="ce17">
            <text:p>270.291.953<text:s/></text:p>
          </table:table-cell>
          <table:table-cell office:value-type="float" office:value="552124708" table:style-name="ce17">
            <text:p>552.124.708<text:s/></text:p>
          </table:table-cell>
          <table:table-cell office:value-type="float" office:value="224515253.34999999" table:style-name="ce17">
            <text:p>224.515.253<text:s/></text:p>
          </table:table-cell>
          <table:table-cell office:value-type="float" office:value="282642601.00999999" table:style-name="ce17">
            <text:p>282.642.601<text:s/></text:p>
          </table:table-cell>
          <table:table-cell office:value-type="float" office:value="72289411.629999995" table:style-name="ce17">
            <text:p>72.289.412<text:s/></text:p>
          </table:table-cell>
          <table:table-cell office:value-type="float" office:value="1124560741.9099998" table:style-name="ce17">
            <text:p>1.124.560.742<text:s/></text:p>
          </table:table-cell>
          <table:table-cell office:value-type="float" office:value="117772747.7" table:style-name="ce17">
            <text:p>117.772.748<text:s/></text:p>
          </table:table-cell>
          <table:table-cell office:value-type="float" office:value="182232479.06" table:style-name="ce17">
            <text:p>182.232.479<text:s/></text:p>
          </table:table-cell>
          <table:table-cell office:value-type="float" office:value="134886994.67000002" table:style-name="ce17">
            <text:p>134.886.995<text:s/></text:p>
          </table:table-cell>
          <table:table-cell office:value-type="float" office:value="63150257.790000007" table:style-name="ce17">
            <text:p>63.150.258<text:s/></text:p>
          </table:table-cell>
          <table:table-cell office:value-type="float" office:value="278144093.99000007" table:style-name="ce17">
            <text:p>278.144.094<text:s/></text:p>
          </table:table-cell>
          <table:table-cell office:value-type="float" office:value="57231139.160000004" table:style-name="ce17">
            <text:p>57.231.139<text:s/></text:p>
          </table:table-cell>
          <table:table-cell office:value-type="float" office:value="910294243.44000006" table:style-name="ce17">
            <text:p>910.294.243<text:s/></text:p>
          </table:table-cell>
          <table:table-cell office:value-type="float" office:value="2493471305.0599999" table:style-name="ce17">
            <text:p>2.493.471.305<text:s/></text:p>
          </table:table-cell>
          <table:table-cell office:value-type="float" office:value="86105118.99000001" table:style-name="ce17">
            <text:p>86.105.119<text:s/></text:p>
          </table:table-cell>
          <table:table-cell office:value-type="float" office:value="36696197.57" table:style-name="ce17">
            <text:p>36.696.198<text:s/></text:p>
          </table:table-cell>
          <table:table-cell office:value-type="float" office:value="11666391.219999999" table:style-name="ce17">
            <text:p>11.666.391<text:s/></text:p>
          </table:table-cell>
          <table:table-cell office:value-type="float" office:value="979854051.26999998" table:style-name="ce17">
            <text:p>979.854.051<text:s/></text:p>
          </table:table-cell>
          <table:table-cell office:value-type="float" office:value="727273219.93999994" table:style-name="ce17">
            <text:p>727.273.220<text:s/></text:p>
          </table:table-cell>
          <table:table-cell office:value-type="float" office:value="38825972.559999995" table:style-name="ce17">
            <text:p>38.825.973<text:s/></text:p>
          </table:table-cell>
          <table:table-cell office:value-type="float" office:value="6652230948.2399998" table:style-name="ce17">
            <text:p>6.652.230.948<text:s/></text:p>
          </table:table-cell>
          <table:table-cell office:value-type="float" office:value="32475310.170000002" table:style-name="ce17">
            <text:p>32.475.310<text:s/></text:p>
          </table:table-cell>
          <table:table-cell office:value-type="float" office:value="15995841715.199999" table:style-name="ce18">
            <text:p>15.995.841.71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MPOSTO S/ RENDA RETIDO NA FONTE</text:p>
          </table:table-cell>
          <table:table-cell office:value-type="float" office:value="9611166.5299999993" table:style-name="ce17">
            <text:p>9.611.167<text:s/></text:p>
          </table:table-cell>
          <table:table-cell office:value-type="float" office:value="36246003.560000002" table:style-name="ce17">
            <text:p>36.246.004<text:s/></text:p>
          </table:table-cell>
          <table:table-cell office:value-type="float" office:value="102719115.48999999" table:style-name="ce17">
            <text:p>102.719.115<text:s/></text:p>
          </table:table-cell>
          <table:table-cell office:value-type="float" office:value="5715493.5300000003" table:style-name="ce17">
            <text:p>5.715.494<text:s/></text:p>
          </table:table-cell>
          <table:table-cell office:value-type="float" office:value="200244463.63999999" table:style-name="ce17">
            <text:p>200.244.464<text:s/></text:p>
          </table:table-cell>
          <table:table-cell office:value-type="float" office:value="168013049.03999999" table:style-name="ce17">
            <text:p>168.013.049<text:s/></text:p>
          </table:table-cell>
          <table:table-cell office:value-type="float" office:value="3872384792.3600001" table:style-name="ce17">
            <text:p>3.872.384.792<text:s/></text:p>
          </table:table-cell>
          <table:table-cell office:value-type="float" office:value="131215439.13" table:style-name="ce17">
            <text:p>131.215.439<text:s/></text:p>
          </table:table-cell>
          <table:table-cell office:value-type="float" office:value="142562354.71000001" table:style-name="ce17">
            <text:p>142.562.355<text:s/></text:p>
          </table:table-cell>
          <table:table-cell office:value-type="float" office:value="41052509.170000002" table:style-name="ce17">
            <text:p>41.052.509<text:s/></text:p>
          </table:table-cell>
          <table:table-cell office:value-type="float" office:value="585585919.84000003" table:style-name="ce17">
            <text:p>585.585.920<text:s/></text:p>
          </table:table-cell>
          <table:table-cell office:value-type="float" office:value="57703733.869999997" table:style-name="ce17">
            <text:p>57.703.734<text:s/></text:p>
          </table:table-cell>
          <table:table-cell office:value-type="float" office:value="83534167.25" table:style-name="ce17">
            <text:p>83.534.167<text:s/></text:p>
          </table:table-cell>
          <table:table-cell office:value-type="float" office:value="91398954.950000003" table:style-name="ce17">
            <text:p>91.398.955<text:s/></text:p>
          </table:table-cell>
          <table:table-cell office:value-type="float" office:value="59726501.799999997" table:style-name="ce17">
            <text:p>59.726.502<text:s/></text:p>
          </table:table-cell>
          <table:table-cell office:value-type="float" office:value="168645453.99000001" table:style-name="ce17">
            <text:p>168.645.454<text:s/></text:p>
          </table:table-cell>
          <table:table-cell office:value-type="float" office:value="30586494.43" table:style-name="ce17">
            <text:p>30.586.494<text:s/></text:p>
          </table:table-cell>
          <table:table-cell office:value-type="float" office:value="421011181.88999999" table:style-name="ce17">
            <text:p>421.011.182<text:s/></text:p>
          </table:table-cell>
          <table:table-cell office:value-type="float" office:value="2314398464.25" table:style-name="ce17">
            <text:p>2.314.398.464<text:s/></text:p>
          </table:table-cell>
          <table:table-cell office:value-type="float" office:value="51610208.850000001" table:style-name="ce17">
            <text:p>51.610.209<text:s/></text:p>
          </table:table-cell>
          <table:table-cell office:value-type="float" office:value="22668961.850000001" table:style-name="ce17">
            <text:p>22.668.962<text:s/></text:p>
          </table:table-cell>
          <table:table-cell office:value-type="float" office:value="7738268.46" table:style-name="ce17">
            <text:p>7.738.268<text:s/></text:p>
          </table:table-cell>
          <table:table-cell office:value-type="float" office:value="585783293.37" table:style-name="ce17">
            <text:p>585.783.293<text:s/></text:p>
          </table:table-cell>
          <table:table-cell office:value-type="float" office:value="289044528.63999999" table:style-name="ce17">
            <text:p>289.044.529<text:s/></text:p>
          </table:table-cell>
          <table:table-cell office:value-type="float" office:value="35225265.530000001" table:style-name="ce17">
            <text:p>35.225.266<text:s/></text:p>
          </table:table-cell>
          <table:table-cell office:value-type="float" office:value="7345604040.9499998" table:style-name="ce17">
            <text:p>7.345.604.041<text:s/></text:p>
          </table:table-cell>
          <table:table-cell office:value-type="float" office:value="14317239.51" table:style-name="ce17">
            <text:p>14.317.240<text:s/></text:p>
          </table:table-cell>
          <table:table-cell office:value-type="float" office:value="16874347066.590002" table:style-name="ce18">
            <text:p>16.874.347.06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TRABALHO</text:p>
          </table:table-cell>
          <table:table-cell office:value-type="float" office:value="8013314.6799999997" table:style-name="ce17">
            <text:p>8.013.315<text:s/></text:p>
          </table:table-cell>
          <table:table-cell office:value-type="float" office:value="30401684.780000001" table:style-name="ce17">
            <text:p>30.401.685<text:s/></text:p>
          </table:table-cell>
          <table:table-cell office:value-type="float" office:value="72472137.790000007" table:style-name="ce17">
            <text:p>72.472.138<text:s/></text:p>
          </table:table-cell>
          <table:table-cell office:value-type="float" office:value="5181043.3" table:style-name="ce17">
            <text:p>5.181.043<text:s/></text:p>
          </table:table-cell>
          <table:table-cell office:value-type="float" office:value="154990450.09999999" table:style-name="ce17">
            <text:p>154.990.450<text:s/></text:p>
          </table:table-cell>
          <table:table-cell office:value-type="float" office:value="131390311.13" table:style-name="ce17">
            <text:p>131.390.311<text:s/></text:p>
          </table:table-cell>
          <table:table-cell office:value-type="float" office:value="3206573663.1799998" table:style-name="ce17">
            <text:p>3.206.573.663<text:s/></text:p>
          </table:table-cell>
          <table:table-cell office:value-type="float" office:value="83276017.230000004" table:style-name="ce17">
            <text:p>83.276.017<text:s/></text:p>
          </table:table-cell>
          <table:table-cell office:value-type="float" office:value="117880439.93000001" table:style-name="ce17">
            <text:p>117.880.440<text:s/></text:p>
          </table:table-cell>
          <table:table-cell office:value-type="float" office:value="36550482.549999997" table:style-name="ce17">
            <text:p>36.550.483<text:s/></text:p>
          </table:table-cell>
          <table:table-cell office:value-type="float" office:value="451794338.06" table:style-name="ce17">
            <text:p>451.794.338<text:s/></text:p>
          </table:table-cell>
          <table:table-cell office:value-type="float" office:value="45349262.770000003" table:style-name="ce17">
            <text:p>45.349.263<text:s/></text:p>
          </table:table-cell>
          <table:table-cell office:value-type="float" office:value="66620119.509999998" table:style-name="ce17">
            <text:p>66.620.120<text:s/></text:p>
          </table:table-cell>
          <table:table-cell office:value-type="float" office:value="77219339.980000004" table:style-name="ce17">
            <text:p>77.219.340<text:s/></text:p>
          </table:table-cell>
          <table:table-cell office:value-type="float" office:value="55764509.079999998" table:style-name="ce17">
            <text:p>55.764.509<text:s/></text:p>
          </table:table-cell>
          <table:table-cell office:value-type="float" office:value="134022662.65000001" table:style-name="ce17">
            <text:p>134.022.663<text:s/></text:p>
          </table:table-cell>
          <table:table-cell office:value-type="float" office:value="26069916.399999999" table:style-name="ce17">
            <text:p>26.069.916<text:s/></text:p>
          </table:table-cell>
          <table:table-cell office:value-type="float" office:value="306402378.75" table:style-name="ce17">
            <text:p>306.402.379<text:s/></text:p>
          </table:table-cell>
          <table:table-cell office:value-type="float" office:value="1070945024.4400001" table:style-name="ce17">
            <text:p>1.070.945.024<text:s/></text:p>
          </table:table-cell>
          <table:table-cell office:value-type="float" office:value="45779972.689999998" table:style-name="ce17">
            <text:p>45.779.973<text:s/></text:p>
          </table:table-cell>
          <table:table-cell office:value-type="float" office:value="19089978.690000001" table:style-name="ce17">
            <text:p>19.089.979<text:s/></text:p>
          </table:table-cell>
          <table:table-cell office:value-type="float" office:value="7150503.8099999996" table:style-name="ce17">
            <text:p>7.150.504<text:s/></text:p>
          </table:table-cell>
          <table:table-cell office:value-type="float" office:value="411102688.47000003" table:style-name="ce17">
            <text:p>411.102.688<text:s/></text:p>
          </table:table-cell>
          <table:table-cell office:value-type="float" office:value="201951649.59999999" table:style-name="ce17">
            <text:p>201.951.650<text:s/></text:p>
          </table:table-cell>
          <table:table-cell office:value-type="float" office:value="27821054.550000001" table:style-name="ce17">
            <text:p>27.821.055<text:s/></text:p>
          </table:table-cell>
          <table:table-cell office:value-type="float" office:value="3447100206.5999999" table:style-name="ce17">
            <text:p>3.447.100.207<text:s/></text:p>
          </table:table-cell>
          <table:table-cell office:value-type="float" office:value="12752826.59" table:style-name="ce17">
            <text:p>12.752.827<text:s/></text:p>
          </table:table-cell>
          <table:table-cell office:value-type="float" office:value="10253665977.309999" table:style-name="ce18">
            <text:p>10.253.665.97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CAPITAL</text:p>
          </table:table-cell>
          <table:table-cell office:value-type="float" office:value="765286.41" table:style-name="ce17">
            <text:p>765.286<text:s/></text:p>
          </table:table-cell>
          <table:table-cell office:value-type="float" office:value="3684362.1" table:style-name="ce17">
            <text:p>3.684.362<text:s/></text:p>
          </table:table-cell>
          <table:table-cell office:value-type="float" office:value="8201996.9400000004" table:style-name="ce17">
            <text:p>8.201.997<text:s/></text:p>
          </table:table-cell>
          <table:table-cell office:value-type="float" office:value="84430.74" table:style-name="ce17">
            <text:p>84.431<text:s/></text:p>
          </table:table-cell>
          <table:table-cell office:value-type="float" office:value="10588786.09" table:style-name="ce17">
            <text:p>10.588.786<text:s/></text:p>
          </table:table-cell>
          <table:table-cell office:value-type="float" office:value="12442997.83" table:style-name="ce17">
            <text:p>12.442.998<text:s/></text:p>
          </table:table-cell>
          <table:table-cell office:value-type="float" office:value="265204677.56" table:style-name="ce17">
            <text:p>265.204.678<text:s/></text:p>
          </table:table-cell>
          <table:table-cell office:value-type="float" office:value="19162798.77" table:style-name="ce17">
            <text:p>19.162.799<text:s/></text:p>
          </table:table-cell>
          <table:table-cell office:value-type="float" office:value="9400189.5600000005" table:style-name="ce17">
            <text:p>9.400.190<text:s/></text:p>
          </table:table-cell>
          <table:table-cell office:value-type="float" office:value="1332141.3400000001" table:style-name="ce17">
            <text:p>1.332.141<text:s/></text:p>
          </table:table-cell>
          <table:table-cell office:value-type="float" office:value="66708560.689999998" table:style-name="ce17">
            <text:p>66.708.561<text:s/></text:p>
          </table:table-cell>
          <table:table-cell office:value-type="float" office:value="5330524.54" table:style-name="ce17">
            <text:p>5.330.525<text:s/></text:p>
          </table:table-cell>
          <table:table-cell office:value-type="float" office:value="7448226.5800000001" table:style-name="ce17">
            <text:p>7.448.227<text:s/></text:p>
          </table:table-cell>
          <table:table-cell office:value-type="float" office:value="4274591.88" table:style-name="ce17">
            <text:p>4.274.592<text:s/></text:p>
          </table:table-cell>
          <table:table-cell office:value-type="float" office:value="1908137.84" table:style-name="ce17">
            <text:p>1.908.138<text:s/></text:p>
          </table:table-cell>
          <table:table-cell office:value-type="float" office:value="13227391.25" table:style-name="ce17">
            <text:p>13.227.391<text:s/></text:p>
          </table:table-cell>
          <table:table-cell office:value-type="float" office:value="1950558.74" table:style-name="ce17">
            <text:p>1.950.559<text:s/></text:p>
          </table:table-cell>
          <table:table-cell office:value-type="float" office:value="51882256.93" table:style-name="ce17">
            <text:p>51.882.257<text:s/></text:p>
          </table:table-cell>
          <table:table-cell office:value-type="float" office:value="647071375.84000003" table:style-name="ce17">
            <text:p>647.071.376<text:s/></text:p>
          </table:table-cell>
          <table:table-cell office:value-type="float" office:value="2422116.2799999998" table:style-name="ce17">
            <text:p>2.422.116<text:s/></text:p>
          </table:table-cell>
          <table:table-cell office:value-type="float" office:value="2314327.9700000002" table:style-name="ce17">
            <text:p>2.314.328<text:s/></text:p>
          </table:table-cell>
          <table:table-cell office:value-type="float" office:value="154012" table:style-name="ce17">
            <text:p>154.012<text:s/></text:p>
          </table:table-cell>
          <table:table-cell office:value-type="float" office:value="96684418.069999993" table:style-name="ce17">
            <text:p>96.684.418<text:s/></text:p>
          </table:table-cell>
          <table:table-cell office:value-type="float" office:value="45496059.600000001" table:style-name="ce17">
            <text:p>45.496.060<text:s/></text:p>
          </table:table-cell>
          <table:table-cell office:value-type="float" office:value="2300581.7200000002" table:style-name="ce17">
            <text:p>2.300.582<text:s/></text:p>
          </table:table-cell>
          <table:table-cell office:value-type="float" office:value="1817010640.7" table:style-name="ce17">
            <text:p>1.817.010.641<text:s/></text:p>
          </table:table-cell>
          <table:table-cell office:value-type="float" office:value="348766.34" table:style-name="ce17">
            <text:p>348.766<text:s/></text:p>
          </table:table-cell>
          <table:table-cell office:value-type="float" office:value="3097400214.3100004" table:style-name="ce18">
            <text:p>3.097.400.21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MESSAS P/ EXTERIOR</text:p>
          </table:table-cell>
          <table:table-cell office:value-type="float" office:value="8640.83" table:style-name="ce17">
            <text:p>8.641<text:s/></text:p>
          </table:table-cell>
          <table:table-cell office:value-type="float" office:value="114929.93" table:style-name="ce17">
            <text:p>114.930<text:s/></text:p>
          </table:table-cell>
          <table:table-cell office:value-type="float" office:value="16933531.43" table:style-name="ce17">
            <text:p>16.933.531<text:s/></text:p>
          </table:table-cell>
          <table:table-cell office:value-type="float" office:value="3180.11" table:style-name="ce17">
            <text:p>3.180<text:s/></text:p>
          </table:table-cell>
          <table:table-cell office:value-type="float" office:value="21995907.510000002" table:style-name="ce17">
            <text:p>21.995.908<text:s/></text:p>
          </table:table-cell>
          <table:table-cell office:value-type="float" office:value="11187348.880000001" table:style-name="ce17">
            <text:p>11.187.349<text:s/></text:p>
          </table:table-cell>
          <table:table-cell office:value-type="float" office:value="229063199.68000001" table:style-name="ce17">
            <text:p>229.063.200<text:s/></text:p>
          </table:table-cell>
          <table:table-cell office:value-type="float" office:value="20349794.550000001" table:style-name="ce17">
            <text:p>20.349.795<text:s/></text:p>
          </table:table-cell>
          <table:table-cell office:value-type="float" office:value="8030290.7999999998" table:style-name="ce17">
            <text:p>8.030.291<text:s/></text:p>
          </table:table-cell>
          <table:table-cell office:value-type="float" office:value="595252.82999999996" table:style-name="ce17">
            <text:p>595.253<text:s/></text:p>
          </table:table-cell>
          <table:table-cell office:value-type="float" office:value="29891737.940000001" table:style-name="ce17">
            <text:p>29.891.738<text:s/></text:p>
          </table:table-cell>
          <table:table-cell office:value-type="float" office:value="4126250.12" table:style-name="ce17">
            <text:p>4.126.250<text:s/></text:p>
          </table:table-cell>
          <table:table-cell office:value-type="float" office:value="5653903.3700000001" table:style-name="ce17">
            <text:p>5.653.903<text:s/></text:p>
          </table:table-cell>
          <table:table-cell office:value-type="float" office:value="6221546.5999999996" table:style-name="ce17">
            <text:p>6.221.547<text:s/></text:p>
          </table:table-cell>
          <table:table-cell office:value-type="float" office:value="372228.66" table:style-name="ce17">
            <text:p>372.229<text:s/></text:p>
          </table:table-cell>
          <table:table-cell office:value-type="float" office:value="10540569.73" table:style-name="ce17">
            <text:p>10.540.570<text:s/></text:p>
          </table:table-cell>
          <table:table-cell office:value-type="float" office:value="650857.34" table:style-name="ce17">
            <text:p>650.857<text:s/></text:p>
          </table:table-cell>
          <table:table-cell office:value-type="float" office:value="37250736.659999996" table:style-name="ce17">
            <text:p>37.250.737<text:s/></text:p>
          </table:table-cell>
          <table:table-cell office:value-type="float" office:value="495573038.94999999" table:style-name="ce17">
            <text:p>495.573.039<text:s/></text:p>
          </table:table-cell>
          <table:table-cell office:value-type="float" office:value="1371341.98" table:style-name="ce17">
            <text:p>1.371.342<text:s/></text:p>
          </table:table-cell>
          <table:table-cell office:value-type="float" office:value="196778.58" table:style-name="ce17">
            <text:p>196.779<text:s/></text:p>
          </table:table-cell>
          <table:table-cell office:value-type="float" office:value="27295.83" table:style-name="ce17">
            <text:p>27.296<text:s/></text:p>
          </table:table-cell>
          <table:table-cell office:value-type="float" office:value="44051788.82" table:style-name="ce17">
            <text:p>44.051.789<text:s/></text:p>
          </table:table-cell>
          <table:table-cell office:value-type="float" office:value="24266170.359999999" table:style-name="ce17">
            <text:p>24.266.170<text:s/></text:p>
          </table:table-cell>
          <table:table-cell office:value-type="float" office:value="3195139.95" table:style-name="ce17">
            <text:p>3.195.140<text:s/></text:p>
          </table:table-cell>
          <table:table-cell office:value-type="float" office:value="1602171899.9100001" table:style-name="ce17">
            <text:p>1.602.171.900<text:s/></text:p>
          </table:table-cell>
          <table:table-cell office:value-type="float" office:value="390294.72" table:style-name="ce17">
            <text:p>390.295<text:s/></text:p>
          </table:table-cell>
          <table:table-cell office:value-type="float" office:value="2574233656.0700002" table:style-name="ce18">
            <text:p>2.574.233.65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OUTROS RENDIMENTOS</text:p>
          </table:table-cell>
          <table:table-cell office:value-type="float" office:value="823924.61" table:style-name="ce17">
            <text:p>823.925<text:s/></text:p>
          </table:table-cell>
          <table:table-cell office:value-type="float" office:value="2045026.75" table:style-name="ce17">
            <text:p>2.045.027<text:s/></text:p>
          </table:table-cell>
          <table:table-cell office:value-type="float" office:value="5111449.33" table:style-name="ce17">
            <text:p>5.111.449<text:s/></text:p>
          </table:table-cell>
          <table:table-cell office:value-type="float" office:value="446839.37999999995" table:style-name="ce17">
            <text:p>446.839<text:s/></text:p>
          </table:table-cell>
          <table:table-cell office:value-type="float" office:value="12669319.940000001" table:style-name="ce17">
            <text:p>12.669.320<text:s/></text:p>
          </table:table-cell>
          <table:table-cell office:value-type="float" office:value="12992391.199999999" table:style-name="ce17">
            <text:p>12.992.391<text:s/></text:p>
          </table:table-cell>
          <table:table-cell office:value-type="float" office:value="171543251.94" table:style-name="ce17">
            <text:p>171.543.252<text:s/></text:p>
          </table:table-cell>
          <table:table-cell office:value-type="float" office:value="8426828.5800000001" table:style-name="ce17">
            <text:p>8.426.829<text:s/></text:p>
          </table:table-cell>
          <table:table-cell office:value-type="float" office:value="7251434.4199999999" table:style-name="ce17">
            <text:p>7.251.434<text:s/></text:p>
          </table:table-cell>
          <table:table-cell office:value-type="float" office:value="2574632.4500000002" table:style-name="ce17">
            <text:p>2.574.632<text:s/></text:p>
          </table:table-cell>
          <table:table-cell office:value-type="float" office:value="37191283.149999999" table:style-name="ce17">
            <text:p>37.191.283<text:s/></text:p>
          </table:table-cell>
          <table:table-cell office:value-type="float" office:value="2897696.44" table:style-name="ce17">
            <text:p>2.897.696<text:s/></text:p>
          </table:table-cell>
          <table:table-cell office:value-type="float" office:value="3811917.79" table:style-name="ce17">
            <text:p>3.811.918<text:s/></text:p>
          </table:table-cell>
          <table:table-cell office:value-type="float" office:value="3683476.4899999998" table:style-name="ce17">
            <text:p>3.683.476<text:s/></text:p>
          </table:table-cell>
          <table:table-cell office:value-type="float" office:value="1681626.2200000002" table:style-name="ce17">
            <text:p>1.681.626<text:s/></text:p>
          </table:table-cell>
          <table:table-cell office:value-type="float" office:value="10854830.359999999" table:style-name="ce17">
            <text:p>10.854.830<text:s/></text:p>
          </table:table-cell>
          <table:table-cell office:value-type="float" office:value="1915161.95" table:style-name="ce17">
            <text:p>1.915.162<text:s/></text:p>
          </table:table-cell>
          <table:table-cell office:value-type="float" office:value="25475809.550000001" table:style-name="ce17">
            <text:p>25.475.810<text:s/></text:p>
          </table:table-cell>
          <table:table-cell office:value-type="float" office:value="100809025.02" table:style-name="ce17">
            <text:p>100.809.025<text:s/></text:p>
          </table:table-cell>
          <table:table-cell office:value-type="float" office:value="2036777.9" table:style-name="ce17">
            <text:p>2.036.778<text:s/></text:p>
          </table:table-cell>
          <table:table-cell office:value-type="float" office:value="1067876.6099999999" table:style-name="ce17">
            <text:p>1.067.877<text:s/></text:p>
          </table:table-cell>
          <table:table-cell office:value-type="float" office:value="406456.81999999995" table:style-name="ce17">
            <text:p>406.457<text:s/></text:p>
          </table:table-cell>
          <table:table-cell office:value-type="float" office:value="33944398.010000005" table:style-name="ce17">
            <text:p>33.944.398<text:s/></text:p>
          </table:table-cell>
          <table:table-cell office:value-type="float" office:value="17330649.079999998" table:style-name="ce17">
            <text:p>17.330.649<text:s/></text:p>
          </table:table-cell>
          <table:table-cell office:value-type="float" office:value="1908489.31" table:style-name="ce17">
            <text:p>1.908.489<text:s/></text:p>
          </table:table-cell>
          <table:table-cell office:value-type="float" office:value="479321293.74000001" table:style-name="ce17">
            <text:p>479.321.294<text:s/></text:p>
          </table:table-cell>
          <table:table-cell office:value-type="float" office:value="825351.86" table:style-name="ce17">
            <text:p>825.352<text:s/></text:p>
          </table:table-cell>
          <table:table-cell office:value-type="float" office:value="949047218.89999998" table:style-name="ce18">
            <text:p>949.047.21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/ OPERAÇÕES FINANCEIRAS</text:p>
          </table:table-cell>
          <table:table-cell office:value-type="float" office:value="335801.84" table:style-name="ce17">
            <text:p>335.802<text:s/></text:p>
          </table:table-cell>
          <table:table-cell office:value-type="float" office:value="726086.44" table:style-name="ce17">
            <text:p>726.086<text:s/></text:p>
          </table:table-cell>
          <table:table-cell office:value-type="float" office:value="1804408.31" table:style-name="ce17">
            <text:p>1.804.408<text:s/></text:p>
          </table:table-cell>
          <table:table-cell office:value-type="float" office:value="273713.28000000003" table:style-name="ce17">
            <text:p>273.713<text:s/></text:p>
          </table:table-cell>
          <table:table-cell office:value-type="float" office:value="3636573.27" table:style-name="ce17">
            <text:p>3.636.573<text:s/></text:p>
          </table:table-cell>
          <table:table-cell office:value-type="float" office:value="4178751.14" table:style-name="ce17">
            <text:p>4.178.751<text:s/></text:p>
          </table:table-cell>
          <table:table-cell office:value-type="float" office:value="518163291.12" table:style-name="ce17">
            <text:p>518.163.291<text:s/></text:p>
          </table:table-cell>
          <table:table-cell office:value-type="float" office:value="10440645.33" table:style-name="ce17">
            <text:p>10.440.645<text:s/></text:p>
          </table:table-cell>
          <table:table-cell office:value-type="float" office:value="12059329.720000001" table:style-name="ce17">
            <text:p>12.059.330<text:s/></text:p>
          </table:table-cell>
          <table:table-cell office:value-type="float" office:value="513733.38" table:style-name="ce17">
            <text:p>513.733<text:s/></text:p>
          </table:table-cell>
          <table:table-cell office:value-type="float" office:value="86774859" table:style-name="ce17">
            <text:p>86.774.859<text:s/></text:p>
          </table:table-cell>
          <table:table-cell office:value-type="float" office:value="7065863.0099999998" table:style-name="ce17">
            <text:p>7.065.863<text:s/></text:p>
          </table:table-cell>
          <table:table-cell office:value-type="float" office:value="15616975.42" table:style-name="ce17">
            <text:p>15.616.975<text:s/></text:p>
          </table:table-cell>
          <table:table-cell office:value-type="float" office:value="10472482.67" table:style-name="ce17">
            <text:p>10.472.483<text:s/></text:p>
          </table:table-cell>
          <table:table-cell office:value-type="float" office:value="1894551.37" table:style-name="ce17">
            <text:p>1.894.551<text:s/></text:p>
          </table:table-cell>
          <table:table-cell office:value-type="float" office:value="12134375.84" table:style-name="ce17">
            <text:p>12.134.376<text:s/></text:p>
          </table:table-cell>
          <table:table-cell office:value-type="float" office:value="176724.41" table:style-name="ce17">
            <text:p>176.724<text:s/></text:p>
          </table:table-cell>
          <table:table-cell office:value-type="float" office:value="77853396.959999993" table:style-name="ce17">
            <text:p>77.853.397<text:s/></text:p>
          </table:table-cell>
          <table:table-cell office:value-type="float" office:value="123706319.15000001" table:style-name="ce17">
            <text:p>123.706.319<text:s/></text:p>
          </table:table-cell>
          <table:table-cell office:value-type="float" office:value="1097128.46" table:style-name="ce17">
            <text:p>1.097.128<text:s/></text:p>
          </table:table-cell>
          <table:table-cell office:value-type="float" office:value="8367491.5099999998" table:style-name="ce17">
            <text:p>8.367.492<text:s/></text:p>
          </table:table-cell>
          <table:table-cell office:value-type="float" office:value="29886.66" table:style-name="ce17">
            <text:p>29.887<text:s/></text:p>
          </table:table-cell>
          <table:table-cell office:value-type="float" office:value="93907124.200000003" table:style-name="ce17">
            <text:p>93.907.124<text:s/></text:p>
          </table:table-cell>
          <table:table-cell office:value-type="float" office:value="29716617.48" table:style-name="ce17">
            <text:p>29.716.617<text:s/></text:p>
          </table:table-cell>
          <table:table-cell office:value-type="float" office:value="3526013.22" table:style-name="ce17">
            <text:p>3.526.013<text:s/></text:p>
          </table:table-cell>
          <table:table-cell office:value-type="float" office:value="2224344666.4099998" table:style-name="ce17">
            <text:p>2.224.344.666<text:s/></text:p>
          </table:table-cell>
          <table:table-cell office:value-type="float" office:value="220040.43" table:style-name="ce17">
            <text:p>220.040<text:s/></text:p>
          </table:table-cell>
          <table:table-cell office:value-type="float" office:value="3249036850.0299997" table:style-name="ce18">
            <text:p>3.249.036.85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TERRITORIAL RURAL</text:p>
          </table:table-cell>
          <table:table-cell office:value-type="float" office:value="103037.21" table:style-name="ce17">
            <text:p>103.037<text:s/></text:p>
          </table:table-cell>
          <table:table-cell office:value-type="float" office:value="450795.75" table:style-name="ce17">
            <text:p>450.796<text:s/></text:p>
          </table:table-cell>
          <table:table-cell office:value-type="float" office:value="260408.68" table:style-name="ce17">
            <text:p>260.409<text:s/></text:p>
          </table:table-cell>
          <table:table-cell office:value-type="float" office:value="27506.52" table:style-name="ce17">
            <text:p>27.507<text:s/></text:p>
          </table:table-cell>
          <table:table-cell office:value-type="float" office:value="3999050.81" table:style-name="ce17">
            <text:p>3.999.051<text:s/></text:p>
          </table:table-cell>
          <table:table-cell office:value-type="float" office:value="342664.78" table:style-name="ce17">
            <text:p>342.665<text:s/></text:p>
          </table:table-cell>
          <table:table-cell office:value-type="float" office:value="162003.12" table:style-name="ce17">
            <text:p>162.003<text:s/></text:p>
          </table:table-cell>
          <table:table-cell office:value-type="float" office:value="775469.58" table:style-name="ce17">
            <text:p>775.470<text:s/></text:p>
          </table:table-cell>
          <table:table-cell office:value-type="float" office:value="21579060.219999999" table:style-name="ce17">
            <text:p>21.579.060<text:s/></text:p>
          </table:table-cell>
          <table:table-cell office:value-type="float" office:value="991987.31" table:style-name="ce17">
            <text:p>991.987<text:s/></text:p>
          </table:table-cell>
          <table:table-cell office:value-type="float" office:value="14828184.83" table:style-name="ce17">
            <text:p>14.828.185<text:s/></text:p>
          </table:table-cell>
          <table:table-cell office:value-type="float" office:value="39327920.439999998" table:style-name="ce17">
            <text:p>39.327.920<text:s/></text:p>
          </table:table-cell>
          <table:table-cell office:value-type="float" office:value="27705786.210000001" table:style-name="ce17">
            <text:p>27.705.786<text:s/></text:p>
          </table:table-cell>
          <table:table-cell office:value-type="float" office:value="2574878.3199999998" table:style-name="ce17">
            <text:p>2.574.878<text:s/></text:p>
          </table:table-cell>
          <table:table-cell office:value-type="float" office:value="356644.18" table:style-name="ce17">
            <text:p>356.644<text:s/></text:p>
          </table:table-cell>
          <table:table-cell office:value-type="float" office:value="658079.75" table:style-name="ce17">
            <text:p>658.080<text:s/></text:p>
          </table:table-cell>
          <table:table-cell office:value-type="float" office:value="1501374.38" table:style-name="ce17">
            <text:p>1.501.374<text:s/></text:p>
          </table:table-cell>
          <table:table-cell office:value-type="float" office:value="17182131.73" table:style-name="ce17">
            <text:p>17.182.132<text:s/></text:p>
          </table:table-cell>
          <table:table-cell office:value-type="float" office:value="1190184.73" table:style-name="ce17">
            <text:p>1.190.185<text:s/></text:p>
          </table:table-cell>
          <table:table-cell office:value-type="float" office:value="335587.89" table:style-name="ce17">
            <text:p>335.588<text:s/></text:p>
          </table:table-cell>
          <table:table-cell office:value-type="float" office:value="1084807.6799999999" table:style-name="ce17">
            <text:p>1.084.808<text:s/></text:p>
          </table:table-cell>
          <table:table-cell office:value-type="float" office:value="269395.90999999997" table:style-name="ce17">
            <text:p>269.396<text:s/></text:p>
          </table:table-cell>
          <table:table-cell office:value-type="float" office:value="18559286.780000001" table:style-name="ce17">
            <text:p>18.559.287<text:s/></text:p>
          </table:table-cell>
          <table:table-cell office:value-type="float" office:value="2796669.3" table:style-name="ce17">
            <text:p>2.796.669<text:s/></text:p>
          </table:table-cell>
          <table:table-cell office:value-type="float" office:value="299677.38" table:style-name="ce17">
            <text:p>299.677<text:s/></text:p>
          </table:table-cell>
          <table:table-cell office:value-type="float" office:value="27796608.93" table:style-name="ce17">
            <text:p>27.796.609<text:s/></text:p>
          </table:table-cell>
          <table:table-cell office:value-type="float" office:value="3237737.99" table:style-name="ce17">
            <text:p>3.237.738<text:s/></text:p>
          </table:table-cell>
          <table:table-cell office:value-type="float" office:value="188396940.41000003" table:style-name="ce18">
            <text:p>188.396.94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FINS</text:p>
          </table:table-cell>
          <table:table-cell office:value-type="float" office:value="12513944.439999999" table:style-name="ce17">
            <text:p>12.513.944<text:s/></text:p>
          </table:table-cell>
          <table:table-cell office:value-type="float" office:value="49427914.140000001" table:style-name="ce17">
            <text:p>49.427.914<text:s/></text:p>
          </table:table-cell>
          <table:table-cell office:value-type="float" office:value="358551156.11000001" table:style-name="ce17">
            <text:p>358.551.156<text:s/></text:p>
          </table:table-cell>
          <table:table-cell office:value-type="float" office:value="8800441.7699999996" table:style-name="ce17">
            <text:p>8.800.442<text:s/></text:p>
          </table:table-cell>
          <table:table-cell office:value-type="float" office:value="465447668.62" table:style-name="ce17">
            <text:p>465.447.669<text:s/></text:p>
          </table:table-cell>
          <table:table-cell office:value-type="float" office:value="348303345.38999999" table:style-name="ce17">
            <text:p>348.303.345<text:s/></text:p>
          </table:table-cell>
          <table:table-cell office:value-type="float" office:value="856871777.25999999" table:style-name="ce17">
            <text:p>856.871.777<text:s/></text:p>
          </table:table-cell>
          <table:table-cell office:value-type="float" office:value="417521299" table:style-name="ce17">
            <text:p>417.521.299<text:s/></text:p>
          </table:table-cell>
          <table:table-cell office:value-type="float" office:value="282986703.67000002" table:style-name="ce17">
            <text:p>282.986.704<text:s/></text:p>
          </table:table-cell>
          <table:table-cell office:value-type="float" office:value="345638410.69999999" table:style-name="ce17">
            <text:p>345.638.411<text:s/></text:p>
          </table:table-cell>
          <table:table-cell office:value-type="float" office:value="986484683.25999999" table:style-name="ce17">
            <text:p>986.484.683<text:s/></text:p>
          </table:table-cell>
          <table:table-cell office:value-type="float" office:value="100505195.48999999" table:style-name="ce17">
            <text:p>100.505.195<text:s/></text:p>
          </table:table-cell>
          <table:table-cell office:value-type="float" office:value="157200093.94" table:style-name="ce17">
            <text:p>157.200.094<text:s/></text:p>
          </table:table-cell>
          <table:table-cell office:value-type="float" office:value="171920411.22999999" table:style-name="ce17">
            <text:p>171.920.411<text:s/></text:p>
          </table:table-cell>
          <table:table-cell office:value-type="float" office:value="72676836.269999996" table:style-name="ce17">
            <text:p>72.676.836<text:s/></text:p>
          </table:table-cell>
          <table:table-cell office:value-type="float" office:value="585004246.27999997" table:style-name="ce17">
            <text:p>585.004.246<text:s/></text:p>
          </table:table-cell>
          <table:table-cell office:value-type="float" office:value="46887933.159999996" table:style-name="ce17">
            <text:p>46.887.933<text:s/></text:p>
          </table:table-cell>
          <table:table-cell office:value-type="float" office:value="1223866091.46" table:style-name="ce17">
            <text:p>1.223.866.091<text:s/></text:p>
          </table:table-cell>
          <table:table-cell office:value-type="float" office:value="4168409748.7399998" table:style-name="ce17">
            <text:p>4.168.409.749<text:s/></text:p>
          </table:table-cell>
          <table:table-cell office:value-type="float" office:value="57252880.009999998" table:style-name="ce17">
            <text:p>57.252.880<text:s/></text:p>
          </table:table-cell>
          <table:table-cell office:value-type="float" office:value="28094274.280000001" table:style-name="ce17">
            <text:p>28.094.274<text:s/></text:p>
          </table:table-cell>
          <table:table-cell office:value-type="float" office:value="10162113.68" table:style-name="ce17">
            <text:p>10.162.114<text:s/></text:p>
          </table:table-cell>
          <table:table-cell office:value-type="float" office:value="1056507274.6900001" table:style-name="ce17">
            <text:p>1.056.507.275<text:s/></text:p>
          </table:table-cell>
          <table:table-cell office:value-type="float" office:value="1203193290.05" table:style-name="ce17">
            <text:p>1.203.193.290<text:s/></text:p>
          </table:table-cell>
          <table:table-cell office:value-type="float" office:value="37093380.670000002" table:style-name="ce17">
            <text:p>37.093.381<text:s/></text:p>
          </table:table-cell>
          <table:table-cell office:value-type="float" office:value="8166428798.1700001" table:style-name="ce17">
            <text:p>8.166.428.798<text:s/></text:p>
          </table:table-cell>
          <table:table-cell office:value-type="float" office:value="24123807.879999999" table:style-name="ce17">
            <text:p>24.123.808<text:s/></text:p>
          </table:table-cell>
          <table:table-cell office:value-type="float" office:value="21241873720.360001" table:style-name="ce18">
            <text:p>21.241.873.72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4370.3" table:style-name="ce17">
            <text:p>4.370<text:s/></text:p>
          </table:table-cell>
          <table:table-cell office:value-type="float" office:value="76233.570000000007" table:style-name="ce17">
            <text:p>76.234<text:s/></text:p>
          </table:table-cell>
          <table:table-cell office:value-type="float" office:value="183983.16" table:style-name="ce17">
            <text:p>183.983<text:s/></text:p>
          </table:table-cell>
          <table:table-cell office:value-type="float" office:value="23075.62" table:style-name="ce17">
            <text:p>23.076<text:s/></text:p>
          </table:table-cell>
          <table:table-cell office:value-type="float" office:value="717626.34" table:style-name="ce17">
            <text:p>717.626<text:s/></text:p>
          </table:table-cell>
          <table:table-cell office:value-type="float" office:value="21103430.600000001" table:style-name="ce17">
            <text:p>21.103.431<text:s/></text:p>
          </table:table-cell>
          <table:table-cell office:value-type="float" office:value="295179483.66000003" table:style-name="ce17">
            <text:p>295.179.484<text:s/></text:p>
          </table:table-cell>
          <table:table-cell office:value-type="float" office:value="6489521.75" table:style-name="ce17">
            <text:p>6.489.522<text:s/></text:p>
          </table:table-cell>
          <table:table-cell office:value-type="float" office:value="454222.08000000002" table:style-name="ce17">
            <text:p>454.222<text:s/></text:p>
          </table:table-cell>
          <table:table-cell office:value-type="float" office:value="26652.67" table:style-name="ce17">
            <text:p>26.653<text:s/></text:p>
          </table:table-cell>
          <table:table-cell office:value-type="float" office:value="35034624.009999998" table:style-name="ce17">
            <text:p>35.034.624<text:s/></text:p>
          </table:table-cell>
          <table:table-cell office:value-type="float" office:value="10794.55" table:style-name="ce17">
            <text:p>10.795<text:s/></text:p>
          </table:table-cell>
          <table:table-cell office:value-type="float" office:value="180016.96" table:style-name="ce17">
            <text:p>180.017<text:s/></text:p>
          </table:table-cell>
          <table:table-cell office:value-type="float" office:value="11865809.359999999" table:style-name="ce17">
            <text:p>11.865.809<text:s/></text:p>
          </table:table-cell>
          <table:table-cell office:value-type="float" office:value="18462.12" table:style-name="ce17">
            <text:p>18.462<text:s/></text:p>
          </table:table-cell>
          <table:table-cell office:value-type="float" office:value="1368973.19" table:style-name="ce17">
            <text:p>1.368.973<text:s/></text:p>
          </table:table-cell>
          <table:table-cell office:value-type="float" office:value="36395.199999999997" table:style-name="ce17">
            <text:p>36.395<text:s/></text:p>
          </table:table-cell>
          <table:table-cell office:value-type="float" office:value="11131755.949999999" table:style-name="ce17">
            <text:p>11.131.756<text:s/></text:p>
          </table:table-cell>
          <table:table-cell office:value-type="float" office:value="127640542.66" table:style-name="ce17">
            <text:p>127.640.543<text:s/></text:p>
          </table:table-cell>
          <table:table-cell office:value-type="float" office:value="116636.26" table:style-name="ce17">
            <text:p>116.636<text:s/></text:p>
          </table:table-cell>
          <table:table-cell office:value-type="float" office:value="222452.79" table:style-name="ce17">
            <text:p>222.453<text:s/></text:p>
          </table:table-cell>
          <table:table-cell office:value-type="float" office:value="38935.51" table:style-name="ce17">
            <text:p>38.936<text:s/></text:p>
          </table:table-cell>
          <table:table-cell office:value-type="float" office:value="43340267.719999999" table:style-name="ce17">
            <text:p>43.340.268<text:s/></text:p>
          </table:table-cell>
          <table:table-cell office:value-type="float" office:value="1339858.78" table:style-name="ce17">
            <text:p>1.339.859<text:s/></text:p>
          </table:table-cell>
          <table:table-cell office:value-type="float" office:value="1840466.73" table:style-name="ce17">
            <text:p>1.840.467<text:s/></text:p>
          </table:table-cell>
          <table:table-cell office:value-type="float" office:value="839118911.71000004" table:style-name="ce17">
            <text:p>839.118.912<text:s/></text:p>
          </table:table-cell>
          <table:table-cell office:value-type="float" office:value="23329.38" table:style-name="ce17">
            <text:p>23.329<text:s/></text:p>
          </table:table-cell>
          <table:table-cell office:value-type="float" office:value="1397586832.6300001" table:style-name="ce18">
            <text:p>1.397.586.83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12509574.140000001" table:style-name="ce17">
            <text:p>12.509.574<text:s/></text:p>
          </table:table-cell>
          <table:table-cell office:value-type="float" office:value="49351680.57" table:style-name="ce17">
            <text:p>49.351.681<text:s/></text:p>
          </table:table-cell>
          <table:table-cell office:value-type="float" office:value="358367172.95000005" table:style-name="ce17">
            <text:p>358.367.173<text:s/></text:p>
          </table:table-cell>
          <table:table-cell office:value-type="float" office:value="8777366.1499999985" table:style-name="ce17">
            <text:p>8.777.366<text:s/></text:p>
          </table:table-cell>
          <table:table-cell office:value-type="float" office:value="464730042.27999991" table:style-name="ce17">
            <text:p>464.730.042<text:s/></text:p>
          </table:table-cell>
          <table:table-cell office:value-type="float" office:value="327199914.78999996" table:style-name="ce17">
            <text:p>327.199.915<text:s/></text:p>
          </table:table-cell>
          <table:table-cell office:value-type="float" office:value="561692293.60000002" table:style-name="ce17">
            <text:p>561.692.294<text:s/></text:p>
          </table:table-cell>
          <table:table-cell office:value-type="float" office:value="411031777.25" table:style-name="ce17">
            <text:p>411.031.777<text:s/></text:p>
          </table:table-cell>
          <table:table-cell office:value-type="float" office:value="282532481.59000003" table:style-name="ce17">
            <text:p>282.532.482<text:s/></text:p>
          </table:table-cell>
          <table:table-cell office:value-type="float" office:value="345611758.02999997" table:style-name="ce17">
            <text:p>345.611.758<text:s/></text:p>
          </table:table-cell>
          <table:table-cell office:value-type="float" office:value="951450059.25" table:style-name="ce17">
            <text:p>951.450.059<text:s/></text:p>
          </table:table-cell>
          <table:table-cell office:value-type="float" office:value="100494400.94000001" table:style-name="ce17">
            <text:p>100.494.401<text:s/></text:p>
          </table:table-cell>
          <table:table-cell office:value-type="float" office:value="157020076.97999999" table:style-name="ce17">
            <text:p>157.020.077<text:s/></text:p>
          </table:table-cell>
          <table:table-cell office:value-type="float" office:value="160054601.86999997" table:style-name="ce17">
            <text:p>160.054.602<text:s/></text:p>
          </table:table-cell>
          <table:table-cell office:value-type="float" office:value="72658374.150000006" table:style-name="ce17">
            <text:p>72.658.374<text:s/></text:p>
          </table:table-cell>
          <table:table-cell office:value-type="float" office:value="583635273.09000003" table:style-name="ce17">
            <text:p>583.635.273<text:s/></text:p>
          </table:table-cell>
          <table:table-cell office:value-type="float" office:value="46851537.960000001" table:style-name="ce17">
            <text:p>46.851.538<text:s/></text:p>
          </table:table-cell>
          <table:table-cell office:value-type="float" office:value="1212734335.51" table:style-name="ce17">
            <text:p>1.212.734.336<text:s/></text:p>
          </table:table-cell>
          <table:table-cell office:value-type="float" office:value="4040769206.0800004" table:style-name="ce17">
            <text:p>4.040.769.206<text:s/></text:p>
          </table:table-cell>
          <table:table-cell office:value-type="float" office:value="57136243.75" table:style-name="ce17">
            <text:p>57.136.244<text:s/></text:p>
          </table:table-cell>
          <table:table-cell office:value-type="float" office:value="27871821.490000002" table:style-name="ce17">
            <text:p>27.871.821<text:s/></text:p>
          </table:table-cell>
          <table:table-cell office:value-type="float" office:value="10123178.17" table:style-name="ce17">
            <text:p>10.123.178<text:s/></text:p>
          </table:table-cell>
          <table:table-cell office:value-type="float" office:value="1013167006.9699999" table:style-name="ce17">
            <text:p>1.013.167.007<text:s/></text:p>
          </table:table-cell>
          <table:table-cell office:value-type="float" office:value="1201853431.27" table:style-name="ce17">
            <text:p>1.201.853.431<text:s/></text:p>
          </table:table-cell>
          <table:table-cell office:value-type="float" office:value="35252913.940000005" table:style-name="ce17">
            <text:p>35.252.914<text:s/></text:p>
          </table:table-cell>
          <table:table-cell office:value-type="float" office:value="7327309886.46" table:style-name="ce17">
            <text:p>7.327.309.886<text:s/></text:p>
          </table:table-cell>
          <table:table-cell office:value-type="float" office:value="24100478.5" table:style-name="ce17">
            <text:p>24.100.479<text:s/></text:p>
          </table:table-cell>
          <table:table-cell office:value-type="float" office:value="19844286887.73" table:style-name="ce18">
            <text:p>19.844.286.88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NTRIBUIÇÃO PARA O PIS/PASEP</text:p>
          </table:table-cell>
          <table:table-cell office:value-type="float" office:value="5436941.0599999996" table:style-name="ce17">
            <text:p>5.436.941<text:s/></text:p>
          </table:table-cell>
          <table:table-cell office:value-type="float" office:value="15054121.59" table:style-name="ce17">
            <text:p>15.054.122<text:s/></text:p>
          </table:table-cell>
          <table:table-cell office:value-type="float" office:value="93245134.829999998" table:style-name="ce17">
            <text:p>93.245.135<text:s/></text:p>
          </table:table-cell>
          <table:table-cell office:value-type="float" office:value="4477436.6399999997" table:style-name="ce17">
            <text:p>4.477.437<text:s/></text:p>
          </table:table-cell>
          <table:table-cell office:value-type="float" office:value="137554829.49000001" table:style-name="ce17">
            <text:p>137.554.829<text:s/></text:p>
          </table:table-cell>
          <table:table-cell office:value-type="float" office:value="100627595.13" table:style-name="ce17">
            <text:p>100.627.595<text:s/></text:p>
          </table:table-cell>
          <table:table-cell office:value-type="float" office:value="346742434.24000001" table:style-name="ce17">
            <text:p>346.742.434<text:s/></text:p>
          </table:table-cell>
          <table:table-cell office:value-type="float" office:value="113445138.98999999" table:style-name="ce17">
            <text:p>113.445.139<text:s/></text:p>
          </table:table-cell>
          <table:table-cell office:value-type="float" office:value="97574851.390000001" table:style-name="ce17">
            <text:p>97.574.851<text:s/></text:p>
          </table:table-cell>
          <table:table-cell office:value-type="float" office:value="85582083.280000001" table:style-name="ce17">
            <text:p>85.582.083<text:s/></text:p>
          </table:table-cell>
          <table:table-cell office:value-type="float" office:value="318001559.76999998" table:style-name="ce17">
            <text:p>318.001.560<text:s/></text:p>
          </table:table-cell>
          <table:table-cell office:value-type="float" office:value="36360143.920000002" table:style-name="ce17">
            <text:p>36.360.144<text:s/></text:p>
          </table:table-cell>
          <table:table-cell office:value-type="float" office:value="54440427.409999996" table:style-name="ce17">
            <text:p>54.440.427<text:s/></text:p>
          </table:table-cell>
          <table:table-cell office:value-type="float" office:value="60160899.450000003" table:style-name="ce17">
            <text:p>60.160.899<text:s/></text:p>
          </table:table-cell>
          <table:table-cell office:value-type="float" office:value="25430135" table:style-name="ce17">
            <text:p>25.430.135<text:s/></text:p>
          </table:table-cell>
          <table:table-cell office:value-type="float" office:value="152875490.97999999" table:style-name="ce17">
            <text:p>152.875.491<text:s/></text:p>
          </table:table-cell>
          <table:table-cell office:value-type="float" office:value="17841942.670000002" table:style-name="ce17">
            <text:p>17.841.943<text:s/></text:p>
          </table:table-cell>
          <table:table-cell office:value-type="float" office:value="321784969.32999998" table:style-name="ce17">
            <text:p>321.784.969<text:s/></text:p>
          </table:table-cell>
          <table:table-cell office:value-type="float" office:value="992669318.11000001" table:style-name="ce17">
            <text:p>992.669.318<text:s/></text:p>
          </table:table-cell>
          <table:table-cell office:value-type="float" office:value="24313197.780000001" table:style-name="ce17">
            <text:p>24.313.198<text:s/></text:p>
          </table:table-cell>
          <table:table-cell office:value-type="float" office:value="14017026.35" table:style-name="ce17">
            <text:p>14.017.026<text:s/></text:p>
          </table:table-cell>
          <table:table-cell office:value-type="float" office:value="7848752.4199999999" table:style-name="ce17">
            <text:p>7.848.752<text:s/></text:p>
          </table:table-cell>
          <table:table-cell office:value-type="float" office:value="289801962.88" table:style-name="ce17">
            <text:p>289.801.963<text:s/></text:p>
          </table:table-cell>
          <table:table-cell office:value-type="float" office:value="300677142.45999998" table:style-name="ce17">
            <text:p>300.677.142<text:s/></text:p>
          </table:table-cell>
          <table:table-cell office:value-type="float" office:value="16274207.199999999" table:style-name="ce17">
            <text:p>16.274.207<text:s/></text:p>
          </table:table-cell>
          <table:table-cell office:value-type="float" office:value="1947398199.73" table:style-name="ce17">
            <text:p>1.947.398.200<text:s/></text:p>
          </table:table-cell>
          <table:table-cell office:value-type="float" office:value="12292744.83" table:style-name="ce17">
            <text:p>12.292.745<text:s/></text:p>
          </table:table-cell>
          <table:table-cell office:value-type="float" office:value="5591928686.9300003" table:style-name="ce18">
            <text:p>5.591.928.68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706.38" table:style-name="ce17">
            <text:p>706<text:s/></text:p>
          </table:table-cell>
          <table:table-cell office:value-type="float" office:value="12868.73" table:style-name="ce17">
            <text:p>12.869<text:s/></text:p>
          </table:table-cell>
          <table:table-cell office:value-type="float" office:value="28815.73" table:style-name="ce17">
            <text:p>28.816<text:s/></text:p>
          </table:table-cell>
          <table:table-cell office:value-type="float" office:value="3749.79" table:style-name="ce17">
            <text:p>3.750<text:s/></text:p>
          </table:table-cell>
          <table:table-cell office:value-type="float" office:value="114008.09" table:style-name="ce17">
            <text:p>114.008<text:s/></text:p>
          </table:table-cell>
          <table:table-cell office:value-type="float" office:value="3438819.98" table:style-name="ce17">
            <text:p>3.438.820<text:s/></text:p>
          </table:table-cell>
          <table:table-cell office:value-type="float" office:value="49087743.869999997" table:style-name="ce17">
            <text:p>49.087.744<text:s/></text:p>
          </table:table-cell>
          <table:table-cell office:value-type="float" office:value="1090115.51" table:style-name="ce17">
            <text:p>1.090.116<text:s/></text:p>
          </table:table-cell>
          <table:table-cell office:value-type="float" office:value="72169.33" table:style-name="ce17">
            <text:p>72.169<text:s/></text:p>
          </table:table-cell>
          <table:table-cell office:value-type="float" office:value="4294.6400000000003" table:style-name="ce17">
            <text:p>4.295<text:s/></text:p>
          </table:table-cell>
          <table:table-cell office:value-type="float" office:value="5653462" table:style-name="ce17">
            <text:p>5.653.462<text:s/></text:p>
          </table:table-cell>
          <table:table-cell office:value-type="float" office:value="1851.65" table:style-name="ce17">
            <text:p>1.852<text:s/></text:p>
          </table:table-cell>
          <table:table-cell office:value-type="float" office:value="30867.38" table:style-name="ce17">
            <text:p>30.867<text:s/></text:p>
          </table:table-cell>
          <table:table-cell office:value-type="float" office:value="1935572.06" table:style-name="ce17">
            <text:p>1.935.572<text:s/></text:p>
          </table:table-cell>
          <table:table-cell office:value-type="float" office:value="3808.1" table:style-name="ce17">
            <text:p>3.808<text:s/></text:p>
          </table:table-cell>
          <table:table-cell office:value-type="float" office:value="224306.99" table:style-name="ce17">
            <text:p>224.307<text:s/></text:p>
          </table:table-cell>
          <table:table-cell office:value-type="float" office:value="6145.53" table:style-name="ce17">
            <text:p>6.146<text:s/></text:p>
          </table:table-cell>
          <table:table-cell office:value-type="float" office:value="1884112.49" table:style-name="ce17">
            <text:p>1.884.112<text:s/></text:p>
          </table:table-cell>
          <table:table-cell office:value-type="float" office:value="20654271.16" table:style-name="ce17">
            <text:p>20.654.271<text:s/></text:p>
          </table:table-cell>
          <table:table-cell office:value-type="float" office:value="19015.64" table:style-name="ce17">
            <text:p>19.016<text:s/></text:p>
          </table:table-cell>
          <table:table-cell office:value-type="float" office:value="35575.14" table:style-name="ce17">
            <text:p>35.575<text:s/></text:p>
          </table:table-cell>
          <table:table-cell office:value-type="float" office:value="6324.99" table:style-name="ce17">
            <text:p>6.325<text:s/></text:p>
          </table:table-cell>
          <table:table-cell office:value-type="float" office:value="7554895.5" table:style-name="ce17">
            <text:p>7.554.896<text:s/></text:p>
          </table:table-cell>
          <table:table-cell office:value-type="float" office:value="227564.13" table:style-name="ce17">
            <text:p>227.564<text:s/></text:p>
          </table:table-cell>
          <table:table-cell office:value-type="float" office:value="312552.75" table:style-name="ce17">
            <text:p>312.553<text:s/></text:p>
          </table:table-cell>
          <table:table-cell office:value-type="float" office:value="133648754.31999999" table:style-name="ce17">
            <text:p>133.648.754<text:s/></text:p>
          </table:table-cell>
          <table:table-cell office:value-type="float" office:value="4158.8900000000003" table:style-name="ce17">
            <text:p>4.159<text:s/></text:p>
          </table:table-cell>
          <table:table-cell office:value-type="float" office:value="226056530.76999998" table:style-name="ce18">
            <text:p>226.056.53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5436234.6799999997" table:style-name="ce17">
            <text:p>5.436.235<text:s/></text:p>
          </table:table-cell>
          <table:table-cell office:value-type="float" office:value="15041252.860000001" table:style-name="ce17">
            <text:p>15.041.253<text:s/></text:p>
          </table:table-cell>
          <table:table-cell office:value-type="float" office:value="93216319.100000009" table:style-name="ce17">
            <text:p>93.216.319<text:s/></text:p>
          </table:table-cell>
          <table:table-cell office:value-type="float" office:value="4473686.8499999996" table:style-name="ce17">
            <text:p>4.473.687<text:s/></text:p>
          </table:table-cell>
          <table:table-cell office:value-type="float" office:value="137440821.40000001" table:style-name="ce17">
            <text:p>137.440.821<text:s/></text:p>
          </table:table-cell>
          <table:table-cell office:value-type="float" office:value="97188775.150000006" table:style-name="ce17">
            <text:p>97.188.775<text:s/></text:p>
          </table:table-cell>
          <table:table-cell office:value-type="float" office:value="297654690.37" table:style-name="ce17">
            <text:p>297.654.690<text:s/></text:p>
          </table:table-cell>
          <table:table-cell office:value-type="float" office:value="112355023.48" table:style-name="ce17">
            <text:p>112.355.023<text:s/></text:p>
          </table:table-cell>
          <table:table-cell office:value-type="float" office:value="97502682.059999987" table:style-name="ce17">
            <text:p>97.502.682<text:s/></text:p>
          </table:table-cell>
          <table:table-cell office:value-type="float" office:value="85577788.640000001" table:style-name="ce17">
            <text:p>85.577.789<text:s/></text:p>
          </table:table-cell>
          <table:table-cell office:value-type="float" office:value="312348097.76999998" table:style-name="ce17">
            <text:p>312.348.098<text:s/></text:p>
          </table:table-cell>
          <table:table-cell office:value-type="float" office:value="36358292.270000003" table:style-name="ce17">
            <text:p>36.358.292<text:s/></text:p>
          </table:table-cell>
          <table:table-cell office:value-type="float" office:value="54409560.030000001" table:style-name="ce17">
            <text:p>54.409.560<text:s/></text:p>
          </table:table-cell>
          <table:table-cell office:value-type="float" office:value="58225327.390000001" table:style-name="ce17">
            <text:p>58.225.327<text:s/></text:p>
          </table:table-cell>
          <table:table-cell office:value-type="float" office:value="25426326.899999999" table:style-name="ce17">
            <text:p>25.426.327<text:s/></text:p>
          </table:table-cell>
          <table:table-cell office:value-type="float" office:value="152651183.99000001" table:style-name="ce17">
            <text:p>152.651.184<text:s/></text:p>
          </table:table-cell>
          <table:table-cell office:value-type="float" office:value="17835797.140000001" table:style-name="ce17">
            <text:p>17.835.797<text:s/></text:p>
          </table:table-cell>
          <table:table-cell office:value-type="float" office:value="319900856.83999997" table:style-name="ce17">
            <text:p>319.900.857<text:s/></text:p>
          </table:table-cell>
          <table:table-cell office:value-type="float" office:value="972015046.95000005" table:style-name="ce17">
            <text:p>972.015.047<text:s/></text:p>
          </table:table-cell>
          <table:table-cell office:value-type="float" office:value="24294182.140000001" table:style-name="ce17">
            <text:p>24.294.182<text:s/></text:p>
          </table:table-cell>
          <table:table-cell office:value-type="float" office:value="13981451.210000001" table:style-name="ce17">
            <text:p>13.981.451<text:s/></text:p>
          </table:table-cell>
          <table:table-cell office:value-type="float" office:value="7842427.4300000006" table:style-name="ce17">
            <text:p>7.842.427<text:s/></text:p>
          </table:table-cell>
          <table:table-cell office:value-type="float" office:value="282247067.38" table:style-name="ce17">
            <text:p>282.247.067<text:s/></text:p>
          </table:table-cell>
          <table:table-cell office:value-type="float" office:value="300449578.32999998" table:style-name="ce17">
            <text:p>300.449.578<text:s/></text:p>
          </table:table-cell>
          <table:table-cell office:value-type="float" office:value="15961654.449999999" table:style-name="ce17">
            <text:p>15.961.654<text:s/></text:p>
          </table:table-cell>
          <table:table-cell office:value-type="float" office:value="1813749445.4099998" table:style-name="ce17">
            <text:p>1.813.749.445<text:s/></text:p>
          </table:table-cell>
          <table:table-cell office:value-type="float" office:value="12288585.939999999" table:style-name="ce17">
            <text:p>12.288.586<text:s/></text:p>
          </table:table-cell>
          <table:table-cell office:value-type="float" office:value="5365872156.1599989" table:style-name="ce18">
            <text:p>5.365.872.15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SLL</text:p>
          </table:table-cell>
          <table:table-cell office:value-type="float" office:value="6695280.1200000001" table:style-name="ce17">
            <text:p>6.695.280<text:s/></text:p>
          </table:table-cell>
          <table:table-cell office:value-type="float" office:value="24999198.649999999" table:style-name="ce17">
            <text:p>24.999.199<text:s/></text:p>
          </table:table-cell>
          <table:table-cell office:value-type="float" office:value="181232246.94" table:style-name="ce17">
            <text:p>181.232.247<text:s/></text:p>
          </table:table-cell>
          <table:table-cell office:value-type="float" office:value="7892353.04" table:style-name="ce17">
            <text:p>7.892.353<text:s/></text:p>
          </table:table-cell>
          <table:table-cell office:value-type="float" office:value="225040178.13" table:style-name="ce17">
            <text:p>225.040.178<text:s/></text:p>
          </table:table-cell>
          <table:table-cell office:value-type="float" office:value="178108299.69999999" table:style-name="ce17">
            <text:p>178.108.300<text:s/></text:p>
          </table:table-cell>
          <table:table-cell office:value-type="float" office:value="318511597.06" table:style-name="ce17">
            <text:p>318.511.597<text:s/></text:p>
          </table:table-cell>
          <table:table-cell office:value-type="float" office:value="121110957.75" table:style-name="ce17">
            <text:p>121.110.958<text:s/></text:p>
          </table:table-cell>
          <table:table-cell office:value-type="float" office:value="148338501.52000001" table:style-name="ce17">
            <text:p>148.338.502<text:s/></text:p>
          </table:table-cell>
          <table:table-cell office:value-type="float" office:value="58274784.950000003" table:style-name="ce17">
            <text:p>58.274.785<text:s/></text:p>
          </table:table-cell>
          <table:table-cell office:value-type="float" office:value="604794496.54999995" table:style-name="ce17">
            <text:p>604.794.497<text:s/></text:p>
          </table:table-cell>
          <table:table-cell office:value-type="float" office:value="61634506.030000001" table:style-name="ce17">
            <text:p>61.634.506<text:s/></text:p>
          </table:table-cell>
          <table:table-cell office:value-type="float" office:value="110130412.06999999" table:style-name="ce17">
            <text:p>110.130.412<text:s/></text:p>
          </table:table-cell>
          <table:table-cell office:value-type="float" office:value="122079746.87" table:style-name="ce17">
            <text:p>122.079.747<text:s/></text:p>
          </table:table-cell>
          <table:table-cell office:value-type="float" office:value="42766376.140000001" table:style-name="ce17">
            <text:p>42.766.376<text:s/></text:p>
          </table:table-cell>
          <table:table-cell office:value-type="float" office:value="152491428.97999999" table:style-name="ce17">
            <text:p>152.491.429<text:s/></text:p>
          </table:table-cell>
          <table:table-cell office:value-type="float" office:value="37250897" table:style-name="ce17">
            <text:p>37.250.897<text:s/></text:p>
          </table:table-cell>
          <table:table-cell office:value-type="float" office:value="473395300.44" table:style-name="ce17">
            <text:p>473.395.300<text:s/></text:p>
          </table:table-cell>
          <table:table-cell office:value-type="float" office:value="1313985885.0799999" table:style-name="ce17">
            <text:p>1.313.985.885<text:s/></text:p>
          </table:table-cell>
          <table:table-cell office:value-type="float" office:value="50480657.689999998" table:style-name="ce17">
            <text:p>50.480.658<text:s/></text:p>
          </table:table-cell>
          <table:table-cell office:value-type="float" office:value="24352214.25" table:style-name="ce17">
            <text:p>24.352.214<text:s/></text:p>
          </table:table-cell>
          <table:table-cell office:value-type="float" office:value="7488088.6699999999" table:style-name="ce17">
            <text:p>7.488.089<text:s/></text:p>
          </table:table-cell>
          <table:table-cell office:value-type="float" office:value="519707347.54000002" table:style-name="ce17">
            <text:p>519.707.348<text:s/></text:p>
          </table:table-cell>
          <table:table-cell office:value-type="float" office:value="374897631.50999999" table:style-name="ce17">
            <text:p>374.897.632<text:s/></text:p>
          </table:table-cell>
          <table:table-cell office:value-type="float" office:value="24438250.289999999" table:style-name="ce17">
            <text:p>24.438.250<text:s/></text:p>
          </table:table-cell>
          <table:table-cell office:value-type="float" office:value="3635519988.6399999" table:style-name="ce17">
            <text:p>3.635.519.989<text:s/></text:p>
          </table:table-cell>
          <table:table-cell office:value-type="float" office:value="18753073.449999999" table:style-name="ce17">
            <text:p>18.753.073<text:s/></text:p>
          </table:table-cell>
          <table:table-cell office:value-type="float" office:value="8844369699.0600014" table:style-name="ce18">
            <text:p>8.844.369.69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FINANCEIRAS</text:p>
          </table:table-cell>
          <table:table-cell office:value-type="float" office:value="2411.31" table:style-name="ce17">
            <text:p>2.411<text:s/></text:p>
          </table:table-cell>
          <table:table-cell office:value-type="float" office:value="15385.64" table:style-name="ce17">
            <text:p>15.386<text:s/></text:p>
          </table:table-cell>
          <table:table-cell office:value-type="float" office:value="132022.81" table:style-name="ce17">
            <text:p>132.02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680726.52" table:style-name="ce17">
            <text:p>680.727<text:s/></text:p>
          </table:table-cell>
          <table:table-cell office:value-type="float" office:value="9885903.9199999999" table:style-name="ce17">
            <text:p>9.885.904<text:s/></text:p>
          </table:table-cell>
          <table:table-cell office:value-type="float" office:value="43850124.060000002" table:style-name="ce17">
            <text:p>43.850.124<text:s/></text:p>
          </table:table-cell>
          <table:table-cell office:value-type="float" office:value="3142435.91" table:style-name="ce17">
            <text:p>3.142.436<text:s/></text:p>
          </table:table-cell>
          <table:table-cell office:value-type="float" office:value="622010.24" table:style-name="ce17">
            <text:p>622.010<text:s/></text:p>
          </table:table-cell>
          <table:table-cell office:value-type="float" office:value="38367.449999999997" table:style-name="ce17">
            <text:p>38.367<text:s/></text:p>
          </table:table-cell>
          <table:table-cell office:value-type="float" office:value="15067918.539999999" table:style-name="ce17">
            <text:p>15.067.919<text:s/></text:p>
          </table:table-cell>
          <table:table-cell office:value-type="float" office:value="179889.66" table:style-name="ce17">
            <text:p>179.890<text:s/></text:p>
          </table:table-cell>
          <table:table-cell office:value-type="float" office:value="792634.38" table:style-name="ce17">
            <text:p>792.634<text:s/></text:p>
          </table:table-cell>
          <table:table-cell office:value-type="float" office:value="10236147.810000001" table:style-name="ce17">
            <text:p>10.236.148<text:s/></text:p>
          </table:table-cell>
          <table:table-cell office:value-type="float" office:value="55992" table:style-name="ce17">
            <text:p>55.992<text:s/></text:p>
          </table:table-cell>
          <table:table-cell office:value-type="float" office:value="3762246.42" table:style-name="ce17">
            <text:p>3.762.246<text:s/></text:p>
          </table:table-cell>
          <table:table-cell office:value-type="float" office:value="13926.63" table:style-name="ce17">
            <text:p>13.927<text:s/></text:p>
          </table:table-cell>
          <table:table-cell office:value-type="float" office:value="11003434" table:style-name="ce17">
            <text:p>11.003.434<text:s/></text:p>
          </table:table-cell>
          <table:table-cell office:value-type="float" office:value="69544782.010000005" table:style-name="ce17">
            <text:p>69.544.782<text:s/></text:p>
          </table:table-cell>
          <table:table-cell office:value-type="float" office:value="133430.6" table:style-name="ce17">
            <text:p>133.431<text:s/></text:p>
          </table:table-cell>
          <table:table-cell office:value-type="float" office:value="232634.22" table:style-name="ce17">
            <text:p>232.634<text:s/></text:p>
          </table:table-cell>
          <table:table-cell office:value-type="float" office:value="1315.41" table:style-name="ce17">
            <text:p>1.315<text:s/></text:p>
          </table:table-cell>
          <table:table-cell office:value-type="float" office:value="17331107.98" table:style-name="ce17">
            <text:p>17.331.108<text:s/></text:p>
          </table:table-cell>
          <table:table-cell office:value-type="float" office:value="1187124.55" table:style-name="ce17">
            <text:p>1.187.125<text:s/></text:p>
          </table:table-cell>
          <table:table-cell office:value-type="float" office:value="301814.5" table:style-name="ce17">
            <text:p>301.815<text:s/></text:p>
          </table:table-cell>
          <table:table-cell office:value-type="float" office:value="391552800.33999997" table:style-name="ce17">
            <text:p>391.552.800<text:s/></text:p>
          </table:table-cell>
          <table:table-cell office:value-type="float" office:value="346.02" table:style-name="ce17">
            <text:p>346<text:s/></text:p>
          </table:table-cell>
          <table:table-cell office:value-type="float" office:value="579766932.92999995" table:style-name="ce18">
            <text:p>579.766.93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DEMAIS</text:p>
          </table:table-cell>
          <table:table-cell office:value-type="float" office:value="6692868.8099999996" table:style-name="ce17">
            <text:p>6.692.869<text:s/></text:p>
          </table:table-cell>
          <table:table-cell office:value-type="float" office:value="24983813.010000002" table:style-name="ce17">
            <text:p>24.983.813<text:s/></text:p>
          </table:table-cell>
          <table:table-cell office:value-type="float" office:value="181100224.13000003" table:style-name="ce17">
            <text:p>181.100.224<text:s/></text:p>
          </table:table-cell>
          <table:table-cell office:value-type="float" office:value="7892353.040000001" table:style-name="ce17">
            <text:p>7.892.353<text:s/></text:p>
          </table:table-cell>
          <table:table-cell office:value-type="float" office:value="224359451.61000001" table:style-name="ce17">
            <text:p>224.359.452<text:s/></text:p>
          </table:table-cell>
          <table:table-cell office:value-type="float" office:value="168222395.78000003" table:style-name="ce17">
            <text:p>168.222.396<text:s/></text:p>
          </table:table-cell>
          <table:table-cell office:value-type="float" office:value="274661473" table:style-name="ce17">
            <text:p>274.661.473<text:s/></text:p>
          </table:table-cell>
          <table:table-cell office:value-type="float" office:value="117968521.83999999" table:style-name="ce17">
            <text:p>117.968.522<text:s/></text:p>
          </table:table-cell>
          <table:table-cell office:value-type="float" office:value="147716491.28" table:style-name="ce17">
            <text:p>147.716.491<text:s/></text:p>
          </table:table-cell>
          <table:table-cell office:value-type="float" office:value="58236417.499999993" table:style-name="ce17">
            <text:p>58.236.418<text:s/></text:p>
          </table:table-cell>
          <table:table-cell office:value-type="float" office:value="589726578.00999999" table:style-name="ce17">
            <text:p>589.726.578<text:s/></text:p>
          </table:table-cell>
          <table:table-cell office:value-type="float" office:value="61454616.369999997" table:style-name="ce17">
            <text:p>61.454.616<text:s/></text:p>
          </table:table-cell>
          <table:table-cell office:value-type="float" office:value="109337777.69" table:style-name="ce17">
            <text:p>109.337.778<text:s/></text:p>
          </table:table-cell>
          <table:table-cell office:value-type="float" office:value="111843599.06" table:style-name="ce17">
            <text:p>111.843.599<text:s/></text:p>
          </table:table-cell>
          <table:table-cell office:value-type="float" office:value="42710384.140000001" table:style-name="ce17">
            <text:p>42.710.384<text:s/></text:p>
          </table:table-cell>
          <table:table-cell office:value-type="float" office:value="148729182.56" table:style-name="ce17">
            <text:p>148.729.183<text:s/></text:p>
          </table:table-cell>
          <table:table-cell office:value-type="float" office:value="37236970.369999997" table:style-name="ce17">
            <text:p>37.236.970<text:s/></text:p>
          </table:table-cell>
          <table:table-cell office:value-type="float" office:value="462391866.44000006" table:style-name="ce17">
            <text:p>462.391.866<text:s/></text:p>
          </table:table-cell>
          <table:table-cell office:value-type="float" office:value="1244441103.0700002" table:style-name="ce17">
            <text:p>1.244.441.103<text:s/></text:p>
          </table:table-cell>
          <table:table-cell office:value-type="float" office:value="50347227.090000004" table:style-name="ce17">
            <text:p>50.347.227<text:s/></text:p>
          </table:table-cell>
          <table:table-cell office:value-type="float" office:value="24119580.030000001" table:style-name="ce17">
            <text:p>24.119.580<text:s/></text:p>
          </table:table-cell>
          <table:table-cell office:value-type="float" office:value="7486773.2599999998" table:style-name="ce17">
            <text:p>7.486.773<text:s/></text:p>
          </table:table-cell>
          <table:table-cell office:value-type="float" office:value="502376239.56" table:style-name="ce17">
            <text:p>502.376.240<text:s/></text:p>
          </table:table-cell>
          <table:table-cell office:value-type="float" office:value="373710506.96000004" table:style-name="ce17">
            <text:p>373.710.507<text:s/></text:p>
          </table:table-cell>
          <table:table-cell office:value-type="float" office:value="24136435.789999999" table:style-name="ce17">
            <text:p>24.136.436<text:s/></text:p>
          </table:table-cell>
          <table:table-cell office:value-type="float" office:value="3243967188.3000002" table:style-name="ce17">
            <text:p>3.243.967.188<text:s/></text:p>
          </table:table-cell>
          <table:table-cell office:value-type="float" office:value="18752727.43" table:style-name="ce17">
            <text:p>18.752.727<text:s/></text:p>
          </table:table-cell>
          <table:table-cell office:value-type="float" office:value="8264602766.130002" table:style-name="ce18">
            <text:p>8.264.602.76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IDE-COMBUSTÍVEIS</text:p>
          </table:table-cell>
          <table:table-cell office:value-type="float" office:value="0" table:style-name="ce17">
            <text:p>-<text:s/></text:p>
          </table:table-cell>
          <table:table-cell office:value-type="float" office:value="10531.14" table:style-name="ce17">
            <text:p>10.531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6411428.6799999997" table:style-name="ce17">
            <text:p>6.411.429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932032.27" table:style-name="ce17">
            <text:p>932.032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3881518.869999999" table:style-name="ce17">
            <text:p>13.881.519<text:s/></text:p>
          </table:table-cell>
          <table:table-cell office:value-type="float" office:value="292.8" table:style-name="ce17">
            <text:p>29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92373.97" table:style-name="ce17">
            <text:p>192.374<text:s/></text:p>
          </table:table-cell>
          <table:table-cell office:value-type="float" office:value="2561724.15" table:style-name="ce17">
            <text:p>2.561.724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0711221.190000001" table:style-name="ce17">
            <text:p>20.711.221<text:s/></text:p>
          </table:table-cell>
          <table:table-cell office:value-type="float" office:value="25" table:style-name="ce17">
            <text:p>25<text:s/></text:p>
          </table:table-cell>
          <table:table-cell office:value-type="float" office:value="4073547.12" table:style-name="ce17">
            <text:p>4.073.547<text:s/></text:p>
          </table:table-cell>
          <table:table-cell office:value-type="float" office:value="169738249.84" table:style-name="ce17">
            <text:p>169.738.25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189274.4300000002" table:style-name="ce17">
            <text:p>2.189.274<text:s/></text:p>
          </table:table-cell>
          <table:table-cell office:value-type="float" office:value="55.63" table:style-name="ce17">
            <text:p>5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2769463.59" table:style-name="ce17">
            <text:p>12.769.464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33471738.68000001" table:style-name="ce18">
            <text:p>233.471.73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PSSS - Contrib. p/ o Plano de Segurid. Social Serv. Público</text:p>
          </table:table-cell>
          <table:table-cell office:value-type="float" office:value="6964240.1600000001" table:style-name="ce17">
            <text:p>6.964.240<text:s/></text:p>
          </table:table-cell>
          <table:table-cell office:value-type="float" office:value="21680895.370000001" table:style-name="ce17">
            <text:p>21.680.895<text:s/></text:p>
          </table:table-cell>
          <table:table-cell office:value-type="float" office:value="22003301.07" table:style-name="ce17">
            <text:p>22.003.301<text:s/></text:p>
          </table:table-cell>
          <table:table-cell office:value-type="float" office:value="11249367.98" table:style-name="ce17">
            <text:p>11.249.368<text:s/></text:p>
          </table:table-cell>
          <table:table-cell office:value-type="float" office:value="58609608.409999996" table:style-name="ce17">
            <text:p>58.609.608<text:s/></text:p>
          </table:table-cell>
          <table:table-cell office:value-type="float" office:value="44927180.280000001" table:style-name="ce17">
            <text:p>44.927.180<text:s/></text:p>
          </table:table-cell>
          <table:table-cell office:value-type="float" office:value="1155139785.4300001" table:style-name="ce17">
            <text:p>1.155.139.785<text:s/></text:p>
          </table:table-cell>
          <table:table-cell office:value-type="float" office:value="29465209.379999999" table:style-name="ce17">
            <text:p>29.465.209<text:s/></text:p>
          </table:table-cell>
          <table:table-cell office:value-type="float" office:value="37860227.840000004" table:style-name="ce17">
            <text:p>37.860.228<text:s/></text:p>
          </table:table-cell>
          <table:table-cell office:value-type="float" office:value="25338476.969999999" table:style-name="ce17">
            <text:p>25.338.477<text:s/></text:p>
          </table:table-cell>
          <table:table-cell office:value-type="float" office:value="151308881.66" table:style-name="ce17">
            <text:p>151.308.882<text:s/></text:p>
          </table:table-cell>
          <table:table-cell office:value-type="float" office:value="21369915.27" table:style-name="ce17">
            <text:p>21.369.915<text:s/></text:p>
          </table:table-cell>
          <table:table-cell office:value-type="float" office:value="28506348.780000001" table:style-name="ce17">
            <text:p>28.506.349<text:s/></text:p>
          </table:table-cell>
          <table:table-cell office:value-type="float" office:value="40960937.689999998" table:style-name="ce17">
            <text:p>40.960.938<text:s/></text:p>
          </table:table-cell>
          <table:table-cell office:value-type="float" office:value="45412108.979999997" table:style-name="ce17">
            <text:p>45.412.109<text:s/></text:p>
          </table:table-cell>
          <table:table-cell office:value-type="float" office:value="66663407.399999999" table:style-name="ce17">
            <text:p>66.663.407<text:s/></text:p>
          </table:table-cell>
          <table:table-cell office:value-type="float" office:value="20329211.940000001" table:style-name="ce17">
            <text:p>20.329.212<text:s/></text:p>
          </table:table-cell>
          <table:table-cell office:value-type="float" office:value="66725771.469999999" table:style-name="ce17">
            <text:p>66.725.771<text:s/></text:p>
          </table:table-cell>
          <table:table-cell office:value-type="float" office:value="243762512.16999999" table:style-name="ce17">
            <text:p>243.762.512<text:s/></text:p>
          </table:table-cell>
          <table:table-cell office:value-type="float" office:value="36452283.170000002" table:style-name="ce17">
            <text:p>36.452.283<text:s/></text:p>
          </table:table-cell>
          <table:table-cell office:value-type="float" office:value="23467979.370000001" table:style-name="ce17">
            <text:p>23.467.979<text:s/></text:p>
          </table:table-cell>
          <table:table-cell office:value-type="float" office:value="13459470.82" table:style-name="ce17">
            <text:p>13.459.471<text:s/></text:p>
          </table:table-cell>
          <table:table-cell office:value-type="float" office:value="111266401.59999999" table:style-name="ce17">
            <text:p>111.266.402<text:s/></text:p>
          </table:table-cell>
          <table:table-cell office:value-type="float" office:value="47115769.439999998" table:style-name="ce17">
            <text:p>47.115.769<text:s/></text:p>
          </table:table-cell>
          <table:table-cell office:value-type="float" office:value="17190727.640000001" table:style-name="ce17">
            <text:p>17.190.728<text:s/></text:p>
          </table:table-cell>
          <table:table-cell office:value-type="float" office:value="134091718.79000001" table:style-name="ce17">
            <text:p>134.091.719<text:s/></text:p>
          </table:table-cell>
          <table:table-cell office:value-type="float" office:value="9983642.4199999999" table:style-name="ce17">
            <text:p>9.983.642<text:s/></text:p>
          </table:table-cell>
          <table:table-cell office:value-type="float" office:value="2491305381.5000005" table:style-name="ce18">
            <text:p>2.491.305.38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OUTRAS RECEITAS ADMINISTRADAS</text:p>
          </table:table-cell>
          <table:table-cell office:value-type="float" office:value="344522.04000000004" table:style-name="ce17">
            <text:p>344.522<text:s/></text:p>
          </table:table-cell>
          <table:table-cell office:value-type="float" office:value="3585246.14" table:style-name="ce17">
            <text:p>3.585.246<text:s/></text:p>
          </table:table-cell>
          <table:table-cell office:value-type="float" office:value="19521098.740000002" table:style-name="ce17">
            <text:p>19.521.099<text:s/></text:p>
          </table:table-cell>
          <table:table-cell office:value-type="float" office:value="247051.49" table:style-name="ce17">
            <text:p>247.051<text:s/></text:p>
          </table:table-cell>
          <table:table-cell office:value-type="float" office:value="-2007658.8299999984" table:style-name="ce17">
            <text:p>(2.007.659)</text:p>
          </table:table-cell>
          <table:table-cell office:value-type="float" office:value="8994012.8900000006" table:style-name="ce17">
            <text:p>8.994.013<text:s/></text:p>
          </table:table-cell>
          <table:table-cell office:value-type="float" office:value="647801677.5" table:style-name="ce17">
            <text:p>647.801.678<text:s/></text:p>
          </table:table-cell>
          <table:table-cell office:value-type="float" office:value="9189666.7199999988" table:style-name="ce17">
            <text:p>9.189.667<text:s/></text:p>
          </table:table-cell>
          <table:table-cell office:value-type="float" office:value="14563482.939999999" table:style-name="ce17">
            <text:p>14.563.483<text:s/></text:p>
          </table:table-cell>
          <table:table-cell office:value-type="float" office:value="10471004.66" table:style-name="ce17">
            <text:p>10.471.005<text:s/></text:p>
          </table:table-cell>
          <table:table-cell office:value-type="float" office:value="17372829.34" table:style-name="ce17">
            <text:p>17.372.829<text:s/></text:p>
          </table:table-cell>
          <table:table-cell office:value-type="float" office:value="1034669.0800000001" table:style-name="ce17">
            <text:p>1.034.669<text:s/></text:p>
          </table:table-cell>
          <table:table-cell office:value-type="float" office:value="2713289.17" table:style-name="ce17">
            <text:p>2.713.289<text:s/></text:p>
          </table:table-cell>
          <table:table-cell office:value-type="float" office:value="1662807.5100000002" table:style-name="ce17">
            <text:p>1.662.808<text:s/></text:p>
          </table:table-cell>
          <table:table-cell office:value-type="float" office:value="2014571.2900000003" table:style-name="ce17">
            <text:p>2.014.571<text:s/></text:p>
          </table:table-cell>
          <table:table-cell office:value-type="float" office:value="6943821.3700000001" table:style-name="ce17">
            <text:p>6.943.821<text:s/></text:p>
          </table:table-cell>
          <table:table-cell office:value-type="float" office:value="1592968.09" table:style-name="ce17">
            <text:p>1.592.968<text:s/></text:p>
          </table:table-cell>
          <table:table-cell office:value-type="float" office:value="43832192.600000001" table:style-name="ce17">
            <text:p>43.832.193<text:s/></text:p>
          </table:table-cell>
          <table:table-cell office:value-type="float" office:value="759021545.07000005" table:style-name="ce17">
            <text:p>759.021.545<text:s/></text:p>
          </table:table-cell>
          <table:table-cell office:value-type="float" office:value="1639349.0799999998" table:style-name="ce17">
            <text:p>1.639.349<text:s/></text:p>
          </table:table-cell>
          <table:table-cell office:value-type="float" office:value="1445772.21" table:style-name="ce17">
            <text:p>1.445.772<text:s/></text:p>
          </table:table-cell>
          <table:table-cell office:value-type="float" office:value="709813.14" table:style-name="ce17">
            <text:p>709.813<text:s/></text:p>
          </table:table-cell>
          <table:table-cell office:value-type="float" office:value="15900603.029999999" table:style-name="ce17">
            <text:p>15.900.603<text:s/></text:p>
          </table:table-cell>
          <table:table-cell office:value-type="float" office:value="35589847.270000003" table:style-name="ce17">
            <text:p>35.589.847<text:s/></text:p>
          </table:table-cell>
          <table:table-cell office:value-type="float" office:value="3812881.5500000003" table:style-name="ce17">
            <text:p>3.812.882<text:s/></text:p>
          </table:table-cell>
          <table:table-cell office:value-type="float" office:value="310802900.65000004" table:style-name="ce17">
            <text:p>310.802.901<text:s/></text:p>
          </table:table-cell>
          <table:table-cell office:value-type="float" office:value="1373323.8099999998" table:style-name="ce17">
            <text:p>1.373.324<text:s/></text:p>
          </table:table-cell>
          <table:table-cell office:value-type="float" office:value="1920173288.5500002" table:style-name="ce18">
            <text:p>1.920.173.289<text:s/></text:p>
          </table:table-cell>
          <table:table-cell table:style-name="ce16"/>
          <table:table-cell table:number-columns-repeated="16354"/>
        </table:table-row>
        <table:table-row table:style-name="ro8">
          <table:table-cell office:value-type="string" table:style-name="ce20">
            <text:p>SUBTOTAL [A]</text:p>
          </table:table-cell>
          <table:table-cell office:value-type="float" office:value="58704536.24000001" table:style-name="ce21">
            <text:p>58.704.536<text:s/></text:p>
          </table:table-cell>
          <table:table-cell office:value-type="float" office:value="221229970.48000002" table:style-name="ce21">
            <text:p>221.229.970<text:s/></text:p>
          </table:table-cell>
          <table:table-cell office:value-type="float" office:value="1162143169.0400002" table:style-name="ce21">
            <text:p>1.162.143.169<text:s/></text:p>
          </table:table-cell>
          <table:table-cell office:value-type="float" office:value="60384535.150000006" table:style-name="ce21">
            <text:p>60.384.535<text:s/></text:p>
          </table:table-cell>
          <table:table-cell office:value-type="float" office:value="1724199103.3699999" table:style-name="ce21">
            <text:p>1.724.199.103<text:s/></text:p>
          </table:table-cell>
          <table:table-cell office:value-type="float" office:value="1290875866.98" table:style-name="ce21">
            <text:p>1.290.875.867<text:s/></text:p>
          </table:table-cell>
          <table:table-cell office:value-type="float" office:value="8429285886.1599979" table:style-name="ce21">
            <text:p>8.429.285.886<text:s/></text:p>
          </table:table-cell>
          <table:table-cell office:value-type="float" office:value="1536915709.76" table:style-name="ce21">
            <text:p>1.536.915.710<text:s/></text:p>
          </table:table-cell>
          <table:table-cell office:value-type="float" office:value="1197245593.4299998" table:style-name="ce21">
            <text:p>1.197.245.593<text:s/></text:p>
          </table:table-cell>
          <table:table-cell office:value-type="float" office:value="708925621.22000003" table:style-name="ce21">
            <text:p>708.925.621<text:s/></text:p>
          </table:table-cell>
          <table:table-cell office:value-type="float" office:value="4930616872.3999996" table:style-name="ce21">
            <text:p>4.930.616.872<text:s/></text:p>
          </table:table-cell>
          <table:table-cell office:value-type="float" office:value="487835653.39999998" table:style-name="ce21">
            <text:p>487.835.653<text:s/></text:p>
          </table:table-cell>
          <table:table-cell office:value-type="float" office:value="714760703.6099999" table:style-name="ce21">
            <text:p>714.760.704<text:s/></text:p>
          </table:table-cell>
          <table:table-cell office:value-type="float" office:value="709983661.44999993" table:style-name="ce21">
            <text:p>709.983.661<text:s/></text:p>
          </table:table-cell>
          <table:table-cell office:value-type="float" office:value="352278166.20999998" table:style-name="ce21">
            <text:p>352.278.166<text:s/></text:p>
          </table:table-cell>
          <table:table-cell office:value-type="float" office:value="1759255131.3499999" table:style-name="ce21">
            <text:p>1.759.255.131<text:s/></text:p>
          </table:table-cell>
          <table:table-cell office:value-type="float" office:value="236852361.96000001" table:style-name="ce21">
            <text:p>236.852.362<text:s/></text:p>
          </table:table-cell>
          <table:table-cell office:value-type="float" office:value="4421945270.3600006" table:style-name="ce21">
            <text:p>4.421.945.270<text:s/></text:p>
          </table:table-cell>
          <table:table-cell office:value-type="float" office:value="13704480596.52" table:style-name="ce21">
            <text:p>13.704.480.597<text:s/></text:p>
          </table:table-cell>
          <table:table-cell office:value-type="float" office:value="342449278" table:style-name="ce21">
            <text:p>342.449.278<text:s/></text:p>
          </table:table-cell>
          <table:table-cell office:value-type="float" office:value="178467554.71000001" table:style-name="ce21">
            <text:p>178.467.555<text:s/></text:p>
          </table:table-cell>
          <table:table-cell office:value-type="float" office:value="63519015.520000011" table:style-name="ce21">
            <text:p>63.519.016<text:s/></text:p>
          </table:table-cell>
          <table:table-cell office:value-type="float" office:value="4519624791.2800007" table:style-name="ce21">
            <text:p>4.519.624.791<text:s/></text:p>
          </table:table-cell>
          <table:table-cell office:value-type="float" office:value="4413845256.21" table:style-name="ce21">
            <text:p>4.413.845.256<text:s/></text:p>
          </table:table-cell>
          <table:table-cell office:value-type="float" office:value="204748296.83999997" table:style-name="ce21">
            <text:p>204.748.297<text:s/></text:p>
          </table:table-cell>
          <table:table-cell office:value-type="float" office:value="36452625432.669998" table:style-name="ce21">
            <text:p>36.452.625.433<text:s/></text:p>
          </table:table-cell>
          <table:table-cell office:value-type="float" office:value="127651191.65000001" table:style-name="ce21">
            <text:p>127.651.192<text:s/></text:p>
          </table:table-cell>
          <table:table-cell office:value-type="float" office:value="90010849225.969971" table:style-name="ce22">
            <text:p>90.010.849.226<text:s/></text:p>
          </table:table-cell>
          <table:table-cell table:style-name="ce16"/>
          <table:table-cell table:number-columns-repeated="16354" table:style-name="ce23"/>
        </table:table-row>
        <table:table-row table:style-name="ro9">
          <table:table-cell office:value-type="string" table:style-name="ce24">
            <text:p>RECEITA PREVIDENCIÁRIA [B]</text:p>
          </table:table-cell>
          <table:table-cell office:value-type="float" office:value="115453907.29685177" table:style-name="ce25">
            <text:p>115.453.907<text:s/></text:p>
          </table:table-cell>
          <table:table-cell office:value-type="float" office:value="291511963.11954576" table:style-name="ce25">
            <text:p>291.511.963<text:s/></text:p>
          </table:table-cell>
          <table:table-cell office:value-type="float" office:value="347033127.68105149" table:style-name="ce25">
            <text:p>347.033.128<text:s/></text:p>
          </table:table-cell>
          <table:table-cell office:value-type="float" office:value="75463153.914472058" table:style-name="ce25">
            <text:p>75.463.154<text:s/></text:p>
          </table:table-cell>
          <table:table-cell office:value-type="float" office:value="1566496344.007606" table:style-name="ce25">
            <text:p>1.566.496.344<text:s/></text:p>
          </table:table-cell>
          <table:table-cell office:value-type="float" office:value="943991794.65602875" table:style-name="ce25">
            <text:p>943.991.795<text:s/></text:p>
          </table:table-cell>
          <table:table-cell office:value-type="float" office:value="820846692.12036622" table:style-name="ce25">
            <text:p>820.846.692<text:s/></text:p>
          </table:table-cell>
          <table:table-cell office:value-type="float" office:value="747963776.35577297" table:style-name="ce25">
            <text:p>747.963.776<text:s/></text:p>
          </table:table-cell>
          <table:table-cell office:value-type="float" office:value="767753028.56397533" table:style-name="ce25">
            <text:p>767.753.029<text:s/></text:p>
          </table:table-cell>
          <table:table-cell office:value-type="float" office:value="585114886.34642756" table:style-name="ce25">
            <text:p>585.114.886<text:s/></text:p>
          </table:table-cell>
          <table:table-cell office:value-type="float" office:value="3560440772.3245473" table:style-name="ce25">
            <text:p>3.560.440.772<text:s/></text:p>
          </table:table-cell>
          <table:table-cell office:value-type="float" office:value="478297530.30364722" table:style-name="ce25">
            <text:p>478.297.530<text:s/></text:p>
          </table:table-cell>
          <table:table-cell office:value-type="float" office:value="727830424.54948366" table:style-name="ce25">
            <text:p>727.830.425<text:s/></text:p>
          </table:table-cell>
          <table:table-cell office:value-type="float" office:value="876104815.29592073" table:style-name="ce25">
            <text:p>876.104.815<text:s/></text:p>
          </table:table-cell>
          <table:table-cell office:value-type="float" office:value="475063031.35909837" table:style-name="ce25">
            <text:p>475.063.031<text:s/></text:p>
          </table:table-cell>
          <table:table-cell office:value-type="float" office:value="1063705120.6798495" table:style-name="ce25">
            <text:p>1.063.705.121<text:s/></text:p>
          </table:table-cell>
          <table:table-cell office:value-type="float" office:value="355087025.87153476" table:style-name="ce25">
            <text:p>355.087.026<text:s/></text:p>
          </table:table-cell>
          <table:table-cell office:value-type="float" office:value="2183026353.1024299" table:style-name="ce25">
            <text:p>2.183.026.353<text:s/></text:p>
          </table:table-cell>
          <table:table-cell office:value-type="float" office:value="2859179388.4647088" table:style-name="ce25">
            <text:p>2.859.179.388<text:s/></text:p>
          </table:table-cell>
          <table:table-cell office:value-type="float" office:value="401225820.42369187" table:style-name="ce25">
            <text:p>401.225.820<text:s/></text:p>
          </table:table-cell>
          <table:table-cell office:value-type="float" office:value="160821523.53524855" table:style-name="ce25">
            <text:p>160.821.524<text:s/></text:p>
          </table:table-cell>
          <table:table-cell office:value-type="float" office:value="93473682.461903155" table:style-name="ce25">
            <text:p>93.473.682<text:s/></text:p>
          </table:table-cell>
          <table:table-cell office:value-type="float" office:value="2167384029.5094218" table:style-name="ce25">
            <text:p>2.167.384.030<text:s/></text:p>
          </table:table-cell>
          <table:table-cell office:value-type="float" office:value="1695302100.6277428" table:style-name="ce25">
            <text:p>1.695.302.101<text:s/></text:p>
          </table:table-cell>
          <table:table-cell office:value-type="float" office:value="285011405.75205052" table:style-name="ce25">
            <text:p>285.011.406<text:s/></text:p>
          </table:table-cell>
          <table:table-cell office:value-type="float" office:value="11240038659.379866" table:style-name="ce25">
            <text:p>11.240.038.659<text:s/></text:p>
          </table:table-cell>
          <table:table-cell office:value-type="float" office:value="275021048.42675477" table:style-name="ce25">
            <text:p>275.021.048<text:s/></text:p>
          </table:table-cell>
          <table:table-cell office:value-type="float" office:value="35158641406.130005" table:style-name="ce26">
            <text:p>35.158.641.406<text:s/></text:p>
          </table:table-cell>
          <table:table-cell table:style-name="ce16"/>
          <table:table-cell table:number-columns-repeated="16354" table:style-name="ce23"/>
        </table:table-row>
        <table:table-row table:style-name="ro10">
          <table:table-cell office:value-type="string" table:style-name="ce20">
            <text:p>ADMINISTRADAS PELA RFB [C]=[A]+[B]</text:p>
          </table:table-cell>
          <table:table-cell office:value-type="float" office:value="174158443.53685176" table:style-name="ce21">
            <text:p>174.158.444<text:s/></text:p>
          </table:table-cell>
          <table:table-cell office:value-type="float" office:value="512741933.59954578" table:style-name="ce21">
            <text:p>512.741.934<text:s/></text:p>
          </table:table-cell>
          <table:table-cell office:value-type="float" office:value="1509176296.7210517" table:style-name="ce21">
            <text:p>1.509.176.297<text:s/></text:p>
          </table:table-cell>
          <table:table-cell office:value-type="float" office:value="135847689.06447208" table:style-name="ce21">
            <text:p>135.847.689<text:s/></text:p>
          </table:table-cell>
          <table:table-cell office:value-type="float" office:value="3290695447.3776059" table:style-name="ce21">
            <text:p>3.290.695.447<text:s/></text:p>
          </table:table-cell>
          <table:table-cell office:value-type="float" office:value="2234867661.6360288" table:style-name="ce21">
            <text:p>2.234.867.662<text:s/></text:p>
          </table:table-cell>
          <table:table-cell office:value-type="float" office:value="9250132578.280365" table:style-name="ce21">
            <text:p>9.250.132.578<text:s/></text:p>
          </table:table-cell>
          <table:table-cell office:value-type="float" office:value="2284879486.1157732" table:style-name="ce21">
            <text:p>2.284.879.486<text:s/></text:p>
          </table:table-cell>
          <table:table-cell office:value-type="float" office:value="1964998621.9939752" table:style-name="ce21">
            <text:p>1.964.998.622<text:s/></text:p>
          </table:table-cell>
          <table:table-cell office:value-type="float" office:value="1294040507.5664277" table:style-name="ce21">
            <text:p>1.294.040.508<text:s/></text:p>
          </table:table-cell>
          <table:table-cell office:value-type="float" office:value="8491057644.7245464" table:style-name="ce21">
            <text:p>8.491.057.645<text:s/></text:p>
          </table:table-cell>
          <table:table-cell office:value-type="float" office:value="966133183.70364714" table:style-name="ce21">
            <text:p>966.133.184<text:s/></text:p>
          </table:table-cell>
          <table:table-cell office:value-type="float" office:value="1442591128.1594834" table:style-name="ce21">
            <text:p>1.442.591.128<text:s/></text:p>
          </table:table-cell>
          <table:table-cell office:value-type="float" office:value="1586088476.7459207" table:style-name="ce21">
            <text:p>1.586.088.477<text:s/></text:p>
          </table:table-cell>
          <table:table-cell office:value-type="float" office:value="827341197.56909835" table:style-name="ce21">
            <text:p>827.341.198<text:s/></text:p>
          </table:table-cell>
          <table:table-cell office:value-type="float" office:value="2822960252.0298495" table:style-name="ce21">
            <text:p>2.822.960.252<text:s/></text:p>
          </table:table-cell>
          <table:table-cell office:value-type="float" office:value="591939387.83153474" table:style-name="ce21">
            <text:p>591.939.388<text:s/></text:p>
          </table:table-cell>
          <table:table-cell office:value-type="float" office:value="6604971623.462431" table:style-name="ce21">
            <text:p>6.604.971.623<text:s/></text:p>
          </table:table-cell>
          <table:table-cell office:value-type="float" office:value="16563659984.984709" table:style-name="ce21">
            <text:p>16.563.659.985<text:s/></text:p>
          </table:table-cell>
          <table:table-cell office:value-type="float" office:value="743675098.42369187" table:style-name="ce21">
            <text:p>743.675.098<text:s/></text:p>
          </table:table-cell>
          <table:table-cell office:value-type="float" office:value="339289078.24524856" table:style-name="ce21">
            <text:p>339.289.078<text:s/></text:p>
          </table:table-cell>
          <table:table-cell office:value-type="float" office:value="156992697.98190317" table:style-name="ce21">
            <text:p>156.992.698<text:s/></text:p>
          </table:table-cell>
          <table:table-cell office:value-type="float" office:value="6687008820.789423" table:style-name="ce21">
            <text:p>6.687.008.821<text:s/></text:p>
          </table:table-cell>
          <table:table-cell office:value-type="float" office:value="6109147356.8377428" table:style-name="ce21">
            <text:p>6.109.147.357<text:s/></text:p>
          </table:table-cell>
          <table:table-cell office:value-type="float" office:value="489759702.59205049" table:style-name="ce21">
            <text:p>489.759.703<text:s/></text:p>
          </table:table-cell>
          <table:table-cell office:value-type="float" office:value="47692664092.049866" table:style-name="ce21">
            <text:p>47.692.664.092<text:s/></text:p>
          </table:table-cell>
          <table:table-cell office:value-type="float" office:value="402672240.07675481" table:style-name="ce21">
            <text:p>402.672.240<text:s/></text:p>
          </table:table-cell>
          <table:table-cell office:value-type="float" office:value="125169490632.09998" table:style-name="ce22">
            <text:p>125.169.490.632<text:s/></text:p>
          </table:table-cell>
          <table:table-cell table:style-name="ce16"/>
          <table:table-cell table:number-columns-repeated="16354"/>
        </table:table-row>
        <table:table-row table:style-name="ro9">
          <table:table-cell office:value-type="string" table:style-name="ce24">
            <text:p>ADMINISTRADAS POR OUTROS ÓRGÃOS [D]</text:p>
          </table:table-cell>
          <table:table-cell office:value-type="float" office:value="652961.31506210612" table:style-name="ce27">
            <text:p>652.961<text:s/></text:p>
          </table:table-cell>
          <table:table-cell office:value-type="float" office:value="2651844.9202348059" table:style-name="ce27">
            <text:p>2.651.845<text:s/></text:p>
          </table:table-cell>
          <table:table-cell office:value-type="float" office:value="2533644.9425799772" table:style-name="ce27">
            <text:p>2.533.645<text:s/></text:p>
          </table:table-cell>
          <table:table-cell office:value-type="float" office:value="575740.64322615042" table:style-name="ce27">
            <text:p>575.741<text:s/></text:p>
          </table:table-cell>
          <table:table-cell office:value-type="float" office:value="10854312.227779493" table:style-name="ce27">
            <text:p>10.854.312<text:s/></text:p>
          </table:table-cell>
          <table:table-cell office:value-type="float" office:value="12914655.971244907" table:style-name="ce27">
            <text:p>12.914.656<text:s/></text:p>
          </table:table-cell>
          <table:table-cell office:value-type="float" office:value="14505264.547487654" table:style-name="ce27">
            <text:p>14.505.265<text:s/></text:p>
          </table:table-cell>
          <table:table-cell office:value-type="float" office:value="6806016.0273320731" table:style-name="ce27">
            <text:p>6.806.016<text:s/></text:p>
          </table:table-cell>
          <table:table-cell office:value-type="float" office:value="6709263.9920665016" table:style-name="ce27">
            <text:p>6.709.264<text:s/></text:p>
          </table:table-cell>
          <table:table-cell office:value-type="float" office:value="2115251.2440012023" table:style-name="ce27">
            <text:p>2.115.251<text:s/></text:p>
          </table:table-cell>
          <table:table-cell office:value-type="float" office:value="34815080.45926597" table:style-name="ce27">
            <text:p>34.815.080<text:s/></text:p>
          </table:table-cell>
          <table:table-cell office:value-type="float" office:value="4098332.7671622271" table:style-name="ce27">
            <text:p>4.098.333<text:s/></text:p>
          </table:table-cell>
          <table:table-cell office:value-type="float" office:value="5191213.6457819268" table:style-name="ce27">
            <text:p>5.191.214<text:s/></text:p>
          </table:table-cell>
          <table:table-cell office:value-type="float" office:value="6130791.3692123489" table:style-name="ce27">
            <text:p>6.130.791<text:s/></text:p>
          </table:table-cell>
          <table:table-cell office:value-type="float" office:value="2446133.7028708821" table:style-name="ce27">
            <text:p>2.446.134<text:s/></text:p>
          </table:table-cell>
          <table:table-cell office:value-type="float" office:value="12055096.244028557" table:style-name="ce27">
            <text:p>12.055.096<text:s/></text:p>
          </table:table-cell>
          <table:table-cell office:value-type="float" office:value="1651420.173220115" table:style-name="ce27">
            <text:p>1.651.420<text:s/></text:p>
          </table:table-cell>
          <table:table-cell office:value-type="float" office:value="19440692.429460119" table:style-name="ce27">
            <text:p>19.440.692<text:s/></text:p>
          </table:table-cell>
          <table:table-cell office:value-type="float" office:value="9724317512.1538086" table:style-name="ce27">
            <text:p>9.724.317.512<text:s/></text:p>
          </table:table-cell>
          <table:table-cell office:value-type="float" office:value="3525362.1895973422" table:style-name="ce27">
            <text:p>3.525.362<text:s/></text:p>
          </table:table-cell>
          <table:table-cell office:value-type="float" office:value="1535497.3017152497" table:style-name="ce27">
            <text:p>1.535.497<text:s/></text:p>
          </table:table-cell>
          <table:table-cell office:value-type="float" office:value="535691.94577173283" table:style-name="ce27">
            <text:p>535.692<text:s/></text:p>
          </table:table-cell>
          <table:table-cell office:value-type="float" office:value="19874205.050154228" table:style-name="ce27">
            <text:p>19.874.205<text:s/></text:p>
          </table:table-cell>
          <table:table-cell office:value-type="float" office:value="14623045.645368716" table:style-name="ce27">
            <text:p>14.623.046<text:s/></text:p>
          </table:table-cell>
          <table:table-cell office:value-type="float" office:value="1825081.5084057895" table:style-name="ce27">
            <text:p>1.825.082<text:s/></text:p>
          </table:table-cell>
          <table:table-cell office:value-type="float" office:value="119263049.38093157" table:style-name="ce27">
            <text:p>119.263.049<text:s/></text:p>
          </table:table-cell>
          <table:table-cell office:value-type="float" office:value="1255891.8622278126" table:style-name="ce27">
            <text:p>1.255.892<text:s/></text:p>
          </table:table-cell>
          <table:table-cell office:value-type="float" office:value="10032903053.659996" table:style-name="ce28">
            <text:p>10.032.903.054<text:s/></text:p>
          </table:table-cell>
          <table:table-cell table:style-name="ce16"/>
          <table:table-cell table:number-columns-repeated="16354"/>
        </table:table-row>
        <table:table-row table:style-name="ro10">
          <table:table-cell office:value-type="string" table:style-name="ce20">
            <text:p>TOTAL GERAL <text:s text:c="2"/>[E]=[C]+[D]</text:p>
          </table:table-cell>
          <table:table-cell office:value-type="float" office:value="174811404.85191387" table:style-name="ce21">
            <text:p>174.811.405<text:s/></text:p>
          </table:table-cell>
          <table:table-cell office:value-type="float" office:value="515393778.51978058" table:style-name="ce21">
            <text:p>515.393.779<text:s/></text:p>
          </table:table-cell>
          <table:table-cell office:value-type="float" office:value="1511709941.6636317" table:style-name="ce21">
            <text:p>1.511.709.942<text:s/></text:p>
          </table:table-cell>
          <table:table-cell office:value-type="float" office:value="136423429.70769823" table:style-name="ce21">
            <text:p>136.423.430<text:s/></text:p>
          </table:table-cell>
          <table:table-cell office:value-type="float" office:value="3301549759.6053853" table:style-name="ce21">
            <text:p>3.301.549.760<text:s/></text:p>
          </table:table-cell>
          <table:table-cell office:value-type="float" office:value="2247782317.6072736" table:style-name="ce21">
            <text:p>2.247.782.318<text:s/></text:p>
          </table:table-cell>
          <table:table-cell office:value-type="float" office:value="9264637842.8278522" table:style-name="ce21">
            <text:p>9.264.637.843<text:s/></text:p>
          </table:table-cell>
          <table:table-cell office:value-type="float" office:value="2291685502.1431055" table:style-name="ce21">
            <text:p>2.291.685.502<text:s/></text:p>
          </table:table-cell>
          <table:table-cell office:value-type="float" office:value="1971707885.9860415" table:style-name="ce21">
            <text:p>1.971.707.886<text:s/></text:p>
          </table:table-cell>
          <table:table-cell office:value-type="float" office:value="1296155758.8104289" table:style-name="ce21">
            <text:p>1.296.155.759<text:s/></text:p>
          </table:table-cell>
          <table:table-cell office:value-type="float" office:value="8525872725.1838121" table:style-name="ce21">
            <text:p>8.525.872.725<text:s/></text:p>
          </table:table-cell>
          <table:table-cell office:value-type="float" office:value="970231516.47080934" table:style-name="ce21">
            <text:p>970.231.516<text:s/></text:p>
          </table:table-cell>
          <table:table-cell office:value-type="float" office:value="1447782341.8052654" table:style-name="ce21">
            <text:p>1.447.782.342<text:s/></text:p>
          </table:table-cell>
          <table:table-cell office:value-type="float" office:value="1592219268.115133" table:style-name="ce21">
            <text:p>1.592.219.268<text:s/></text:p>
          </table:table-cell>
          <table:table-cell office:value-type="float" office:value="829787331.2719692" table:style-name="ce21">
            <text:p>829.787.331<text:s/></text:p>
          </table:table-cell>
          <table:table-cell office:value-type="float" office:value="2835015348.2738781" table:style-name="ce21">
            <text:p>2.835.015.348<text:s/></text:p>
          </table:table-cell>
          <table:table-cell office:value-type="float" office:value="593590808.0047549" table:style-name="ce21">
            <text:p>593.590.808<text:s/></text:p>
          </table:table-cell>
          <table:table-cell office:value-type="float" office:value="6624412315.8918915" table:style-name="ce21">
            <text:p>6.624.412.316<text:s/></text:p>
          </table:table-cell>
          <table:table-cell office:value-type="float" office:value="26287977497.138519" table:style-name="ce21">
            <text:p>26.287.977.497<text:s/></text:p>
          </table:table-cell>
          <table:table-cell office:value-type="float" office:value="747200460.61328924" table:style-name="ce21">
            <text:p>747.200.461<text:s/></text:p>
          </table:table-cell>
          <table:table-cell office:value-type="float" office:value="340824575.54696381" table:style-name="ce21">
            <text:p>340.824.576<text:s/></text:p>
          </table:table-cell>
          <table:table-cell office:value-type="float" office:value="157528389.92767489" table:style-name="ce21">
            <text:p>157.528.390<text:s/></text:p>
          </table:table-cell>
          <table:table-cell office:value-type="float" office:value="6706883025.8395777" table:style-name="ce21">
            <text:p>6.706.883.026<text:s/></text:p>
          </table:table-cell>
          <table:table-cell office:value-type="float" office:value="6123770402.4831114" table:style-name="ce21">
            <text:p>6.123.770.402<text:s/></text:p>
          </table:table-cell>
          <table:table-cell office:value-type="float" office:value="491584784.1004563" table:style-name="ce21">
            <text:p>491.584.784<text:s/></text:p>
          </table:table-cell>
          <table:table-cell office:value-type="float" office:value="47811927141.430794" table:style-name="ce21">
            <text:p>47.811.927.141<text:s/></text:p>
          </table:table-cell>
          <table:table-cell office:value-type="float" office:value="403928131.93898261" table:style-name="ce21">
            <text:p>403.928.132<text:s/></text:p>
          </table:table-cell>
          <table:table-cell office:value-type="float" office:value="135202393685.75998" table:style-name="ce22">
            <text:p>135.202.393.686<text:s/></text:p>
          </table:table-cell>
          <table:table-cell table:style-name="ce16"/>
          <table:table-cell table:number-columns-repeated="16354"/>
        </table:table-row>
        <table:table-row table:style-name="ro9">
          <table:table-cell table:number-columns-repeated="16384" table:style-name="ce1"/>
        </table:table-row>
        <table:table-row table:style-name="ro6">
          <table:table-cell table:style-name="ce1"/>
          <table:table-cell table:number-columns-repeated="28" table:style-name="ce16"/>
          <table:table-cell table:number-columns-repeated="16355" table:style-name="ce1"/>
        </table:table-row>
        <table:table-row table:number-rows-repeated="3" table:style-name="ro6">
          <table:table-cell table:style-name="ce7"/>
          <table:table-cell table:number-columns-repeated="28" table:style-name="ce16"/>
          <table:table-cell table:number-columns-repeated="16355" table:style-name="ce1"/>
        </table:table-row>
        <table:table-row table:style-name="ro6">
          <table:table-cell table:style-name="ce7"/>
          <table:table-cell table:style-name="ce16"/>
          <table:table-cell table:number-columns-repeated="16382" table:style-name="ce1"/>
        </table:table-row>
        <table:table-row table:number-rows-repeated="9" table:style-name="ro6">
          <table:table-cell table:style-name="ce7"/>
          <table:table-cell table:number-columns-repeated="16383" table:style-name="ce1"/>
        </table:table-row>
        <table:table-row table:number-rows-repeated="65469" table:style-name="ro6">
          <table:table-cell table:style-name="ce7"/>
          <table:table-cell table:number-columns-repeated="16383"/>
        </table:table-row>
        <table:table-row table:number-rows-repeated="983043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3" svg:font-family="Arial3"/>
    <style:font-face style:name="Arial1" svg:font-family="Arial1"/>
    <style:font-face style:name="Arial2" svg:font-family="Arial2"/>
    <style:font-face style:name="Arial Black" svg:font-family="&quot;Arial Black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36P0"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integer-digits="1">
        <number:embedded-text number:position="0"> </number:embedded-text>
      </number:number>
    </number:number-style>
    <number:number-style style:name="N37P1">
      <number:text> (</number:text>
      <number:number number:decimal-places="0" number:min-integer-digits="1">
        <number:embedded-text number:position="0">)</number:embedded-text>
      </number:number>
    </number:number-style>
    <number:number-style style:name="N37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style:style style:name="Excel_BuiltIn_Comma" style:family="table-cell" style:data-style-name="N38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3" style:font-name-asian="Arial3" style:font-name-complex="Arial3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 style:font-family-generic="swiss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196456692913386in" fo:margin-right="0.196456692913386in" style:print-orientation="landscape" style:print-page-order="ltr" style:first-page-number="continue" style:scale-to="62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ário Vieira Cunha</meta:initial-creator>
    <dc:creator>Mario Vieira Cunha</dc:creator>
    <meta:creation-date>2004-03-11T18:47:37Z</meta:creation-date>
    <dc:date>2019-11-12T18:53:50Z</dc:date>
    <meta:print-date>2011-05-12T16:46:54Z</meta:print-date>
    <meta:editing-cycles>42</meta:editing-cycles>
    <meta:editing-duration>PT4469S</meta:editing-duration>
  </office:meta>
</office:document-meta>
</file>